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1ec"/>
    </style:style>
    <style:style style:name="P2" style:family="paragraph" style:parent-style-name="Standard">
      <style:text-properties officeooo:rsid="000ec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<text:tab/>Documentation/RCU/rcu.txt</text:p>
      <text:p text:style-name="P1">#<text:tab/>Documentation/RCU/rcu_dereference.txt</text:p>
      <text:p text:style-name="P1">#<text:tab/>Documentation/RCU/stallwarn.txt</text:p>
      <text:p text:style-name="P1">#<text:tab/>Documentation/RCU/torture.txt</text:p>
      <text:p text:style-name="P1">#<text:tab/>Documentation/RCU/trace.txt</text:p>
      <text:p text:style-name="P1">#<text:tab/>Documentation/RCU/whatisRCU.txt</text:p>
      <text:p text:style-name="P1">#<text:tab/>Documentation/SecurityBugs</text:p>
      <text:p text:style-name="P1">#<text:tab/>Documentation/SubmitChecklist</text:p>
      <text:p text:style-name="P1">#<text:tab/>Documentation/SubmittingDrivers</text:p>
      <text:p text:style-name="P1">#<text:tab/>Documentation/SubmittingPatches</text:p>
      <text:p text:style-name="P1">#<text:tab/>Documentation/accounting/delay-accounting.txt</text:p>
      <text:p text:style-name="P1">#<text:tab/>Documentation/acpi/apei/einj.txt</text:p>
      <text:p text:style-name="P1">#<text:tab/>Documentation/acpi/enumeration.txt</text:p>
      <text:p text:style-name="P1">#<text:tab/>Documentation/acpi/initrd_table_override.txt</text:p>
      <text:p text:style-name="P1">#<text:tab/>Documentation/acpi/method-tracing.txt</text:p>
      <text:p text:style-name="P1">#<text:tab/>Documentation/applying-patches.txt</text:p>
      <text:p text:style-name="P1">#<text:tab/>Documentation/arm/00-INDEX</text:p>
      <text:p text:style-name="P1">#<text:tab/>Documentation/arm/Booting</text:p>
      <text:p text:style-name="P1">#<text:tab/>Documentation/arm/CCN.txt</text:p>
      <text:p text:style-name="P1">#<text:tab/>Documentation/arm/Marvell/README</text:p>
      <text:p text:style-name="P1">#<text:tab/>Documentation/arm/README</text:p>
      <text:p text:style-name="P1">#<text:tab/>Documentation/arm/SA1100/Assabet</text:p>
      <text:p text:style-name="P1">#<text:tab/>Documentation/arm/SPEAr/overview.txt</text:p>
      <text:p text:style-name="P1">#<text:tab/>Documentation/arm/Samsung/clksrc-change-registers.awk</text:p>
      <text:p text:style-name="P1">#<text:tab/>Documentation/arm/firmware.txt</text:p>
      <text:p text:style-name="P1">#<text:tab/>Documentation/arm/kernel_mode_neon.txt</text:p>
      <text:p text:style-name="P1">#<text:tab/>Documentation/arm/memory.txt</text:p>
      <text:p text:style-name="P1">#<text:tab/>Documentation/arm/pxa/mfp.txt</text:p>
      <text:p text:style-name="P1">#<text:tab/>Documentation/arm/sunxi/README</text:p>
      <text:p text:style-name="P1">#<text:tab/>Documentation/arm/uefi.txt</text:p>
      <text:p text:style-name="P1">#<text:tab/>Documentation/arm/vlocks.txt</text:p>
      <text:p text:style-name="P1">#<text:tab/>Documentation/arm64/booting.txt</text:p>
      <text:p text:style-name="P1">#<text:tab/>Documentation/atomic_ops.txt</text:p>
      <text:p text:style-name="P1">#<text:tab/>Documentation/auxdisplay/cfag12864b</text:p>
      <text:p text:style-name="P1">#<text:tab/>Documentation/bcache.txt</text:p>
      <text:p text:style-name="P1">#<text:tab/>Documentation/binfmt_misc.txt</text:p>
      <text:p text:style-name="P1">#<text:tab/>Documentation/blackfin/00-INDEX</text:p>
      <text:p text:style-name="P1">#<text:tab/>Documentation/block/00-INDEX</text:p>
      <text:p text:style-name="P1">#<text:tab/>Documentation/block/biodoc.txt</text:p>
      <text:p text:style-name="P1">#<text:tab/>Documentation/block/biovecs.txt</text:p>
      <text:p text:style-name="P1">#<text:tab/>Documentation/block/cfq-iosched.txt</text:p>
      <text:p text:style-name="P1">#<text:tab/>Documentation/block/null_blk.txt</text:p>
      <text:p text:style-name="P1">#<text:tab/>Documentation/block/queue-sysfs.txt</text:p>
      <text:p text:style-name="P1">#<text:tab/>Documentation/block/writeback_cache_control.txt</text:p>
      <text:p text:style-name="P1">#<text:tab/>Documentation/blockdev/nbd.txt</text:p>
      <text:p text:style-name="P1">#<text:tab/>Documentation/blockdev/zram.txt</text:p>
      <text:p text:style-name="P1">#<text:tab/>Documentation/cachetlb.txt</text:p>
      <text:p text:style-name="P1">#<text:tab/>Documentation/clk.txt</text:p>
      <text:p text:style-name="P1">#<text:tab/>Documentation/connector/connector.txt</text:p>
      <text:p text:style-name="P1">#<text:tab/>Documentation/cpu-freq/core.txt</text:p>
      <text:p text:style-name="P1">#<text:tab/>Documentation/cpu-freq/cpu-drivers.txt</text:p>
      <text:p text:style-name="P1"><text:soft-page-break/>#<text:tab/>Documentation/cpu-freq/cpufreq-stats.txt</text:p>
      <text:p text:style-name="P1">#<text:tab/>Documentation/cpu-freq/governors.txt</text:p>
      <text:p text:style-name="P1">#<text:tab/>Documentation/cpu-freq/intel-pstate.txt</text:p>
      <text:p text:style-name="P1">#<text:tab/>Documentation/cpu-freq/user-guide.txt</text:p>
      <text:p text:style-name="P1">#<text:tab/>Documentation/cpu-hotplug.txt</text:p>
      <text:p text:style-name="P1">#<text:tab/>Documentation/cputopology.txt</text:p>
      <text:p text:style-name="P1">#<text:tab/>Documentation/crypto/api-intro.txt</text:p>
      <text:p text:style-name="P1">#<text:tab/>Documentation/crypto/asymmetric-keys.txt</text:p>
      <text:p text:style-name="P1">#<text:tab/>Documentation/debugging-via-ohci1394.txt</text:p>
      <text:p text:style-name="P1">#<text:tab/>Documentation/device-mapper/cache-policies.txt</text:p>
      <text:p text:style-name="P1">#<text:tab/>Documentation/device-mapper/cache.txt</text:p>
      <text:p text:style-name="P1">#<text:tab/>Documentation/device-mapper/delay.txt</text:p>
      <text:p text:style-name="P1">#<text:tab/>Documentation/device-mapper/dm-flakey.txt</text:p>
      <text:p text:style-name="P1">#<text:tab/>Documentation/device-mapper/dm-raid.txt</text:p>
      <text:p text:style-name="P1">#<text:tab/>Documentation/device-mapper/snapshot.txt</text:p>
      <text:p text:style-name="P1">#<text:tab/>Documentation/device-mapper/statistics.txt</text:p>
      <text:p text:style-name="P1">#<text:tab/>Documentation/device-mapper/switch.txt</text:p>
      <text:p text:style-name="P1">#<text:tab/>Documentation/device-mapper/thin-provisioning.txt</text:p>
      <text:p text:style-name="P1">#<text:tab/>Documentation/device-mapper/verity.txt</text:p>
      <text:p text:style-name="P1">#<text:tab/>Documentation/devices.txt</text:p>
      <text:p text:style-name="P1">#<text:tab/>Documentation/devicetree/bindings/arm/altera/socfpga-sdram-edac.txt</text:p>
      <text:p text:style-name="P1">#<text:tab/>Documentation/devicetree/bindings/arm/amlogic.txt</text:p>
      <text:p text:style-name="P1">#<text:tab/>Documentation/devicetree/bindings/arm/arch_timer.txt</text:p>
      <text:p text:style-name="P1">#<text:tab/>Documentation/devicetree/bindings/arm/arm-boards</text:p>
      <text:p text:style-name="P1">#<text:tab/>Documentation/devicetree/bindings/arm/atmel-at91.txt</text:p>
      <text:p text:style-name="P1">#<text:tab/>Documentation/devicetree/bindings/arm/cci.txt</text:p>
      <text:p text:style-name="P1">#<text:tab/>Documentation/devicetree/bindings/arm/coresight.txt</text:p>
      <text:p text:style-name="P1">#<text:tab/>Documentation/devicetree/bindings/arm/cpus.txt</text:p>
      <text:p text:style-name="P1">#<text:tab/>Documentation/devicetree/bindings/arm/davinci.txt</text:p>
      <text:p text:style-name="P1">#<text:tab/>Documentation/devicetree/bindings/arm/fsl.txt</text:p>
      <text:p text:style-name="P1">#<text:tab/>Documentation/devicetree/bindings/arm/hisilicon/hisilicon.txt</text:p>
      <text:p text:style-name="P1">#<text:tab/>Documentation/devicetree/bindings/arm/idle-states.txt</text:p>
      <text:p text:style-name="P1">#<text:tab/>Documentation/devicetree/bindings/arm/keystone/keystone.txt</text:p>
      <text:p text:style-name="P1">#<text:tab/>Documentation/devicetree/bindings/arm/mediatek.txt</text:p>
      <text:p text:style-name="P1">#<text:tab/>Documentation/devicetree/bindings/arm/msm/qcom,saw2.txt</text:p>
      <text:p text:style-name="P1">#<text:tab/>Documentation/devicetree/bindings/arm/msm/timer.txt</text:p>
      <text:p text:style-name="P1">#<text:tab/>Documentation/devicetree/bindings/arm/olimex.txt</text:p>
      <text:p text:style-name="P1">#<text:tab/>Documentation/devicetree/bindings/arm/omap/crossbar.txt</text:p>
      <text:p text:style-name="P1">#<text:tab/>Documentation/devicetree/bindings/arm/omap/l3-noc.txt</text:p>
      <text:p text:style-name="P1">#<text:tab/>Documentation/devicetree/bindings/arm/omap/omap.txt</text:p>
      <text:p text:style-name="P1">#<text:tab/>Documentation/devicetree/bindings/arm/omap/prcm.txt</text:p>
      <text:p text:style-name="P1">#<text:tab/>Documentation/devicetree/bindings/arm/pmu.txt</text:p>
      <text:p text:style-name="P1">#<text:tab/>Documentation/devicetree/bindings/arm/psci.txt</text:p>
      <text:p text:style-name="P1">#<text:tab/>Documentation/devicetree/bindings/arm/rockchip.txt</text:p>
      <text:p text:style-name="P1">#<text:tab/>Documentation/devicetree/bindings/arm/samsung/exynos-adc.txt</text:p>
      <text:p text:style-name="P1">#<text:tab/>Documentation/devicetree/bindings/arm/samsung/pmu.txt</text:p>
      <text:p text:style-name="P1">#<text:tab/>Documentation/devicetree/bindings/arm/shmobile.txt</text:p>
      <text:p text:style-name="P1">#<text:tab/>Documentation/devicetree/bindings/arm/sirf.txt</text:p>
      <text:p text:style-name="P1">#<text:tab/>Documentation/devicetree/bindings/arm/spear-misc.txt</text:p>
      <text:p text:style-name="P1">#<text:tab/>Documentation/devicetree/bindings/arm/ste-nomadik.txt</text:p>
      <text:p text:style-name="P1">#<text:tab/>Documentation/devicetree/bindings/arm/sti.txt</text:p>
      <text:p text:style-name="P1">#<text:tab/>Documentation/devicetree/bindings/arm/tegra.txt</text:p>
      <text:p text:style-name="P1"><text:soft-page-break/>#<text:tab/>Documentation/devicetree/bindings/arm/tegra/nvidia,tegra20-ahb.txt</text:p>
      <text:p text:style-name="P1">#<text:tab/>Documentation/devicetree/bindings/arm/tegra/nvidia,tegra20-pmc.txt</text:p>
      <text:p text:style-name="P1">#<text:tab/>Documentation/devicetree/bindings/arm/twd.txt</text:p>
      <text:p text:style-name="P1">#<text:tab/>Documentation/devicetree/bindings/arm/xen.txt</text:p>
      <text:p text:style-name="P1">#<text:tab/>Documentation/devicetree/bindings/ata/ahci-platform.txt</text:p>
      <text:p text:style-name="P1">#<text:tab/>Documentation/devicetree/bindings/ata/ahci-st.txt</text:p>
      <text:p text:style-name="P1">#<text:tab/>Documentation/devicetree/bindings/ata/cavium-compact-flash.txt</text:p>
      <text:p text:style-name="P1">#<text:tab/>Documentation/devicetree/bindings/ata/marvell.txt</text:p>
      <text:p text:style-name="P1">#<text:tab/>Documentation/devicetree/bindings/ata/sata_rcar.txt</text:p>
      <text:p text:style-name="P1">#<text:tab/>Documentation/devicetree/bindings/bus/brcm,gisb-arb.txt</text:p>
      <text:p text:style-name="P1">#<text:tab/>Documentation/devicetree/bindings/bus/mvebu-mbus.txt</text:p>
      <text:p text:style-name="P1">#<text:tab/>Documentation/devicetree/bindings/bus/omap-ocp2scp.txt</text:p>
      <text:p text:style-name="P1">#<text:tab/>Documentation/devicetree/bindings/c6x/dscr.txt</text:p>
      <text:p text:style-name="P1">#<text:tab/>Documentation/devicetree/bindings/clock/at91-clock.txt</text:p>
      <text:p text:style-name="P1">#<text:tab/>Documentation/devicetree/bindings/clock/axi-clkgen.txt</text:p>
      <text:p text:style-name="P1">#<text:tab/>Documentation/devicetree/bindings/clock/clk-exynos-audss.txt</text:p>
      <text:p text:style-name="P1">#<text:tab/>Documentation/devicetree/bindings/clock/clock-bindings.txt</text:p>
      <text:p text:style-name="P1">#<text:tab/>Documentation/devicetree/bindings/clock/clps711x-clock.txt</text:p>
      <text:p text:style-name="P1">#<text:tab/>Documentation/devicetree/bindings/clock/emev2-clock.txt</text:p>
      <text:p text:style-name="P1">#<text:tab/>Documentation/devicetree/bindings/clock/exynos3250-clock.txt</text:p>
      <text:p text:style-name="P1">#<text:tab/>Documentation/devicetree/bindings/clock/exynos5410-clock.txt</text:p>
      <text:p text:style-name="P1">#<text:tab/>Documentation/devicetree/bindings/clock/fixed-factor-clock.txt</text:p>
      <text:p text:style-name="P1">#<text:tab/>Documentation/devicetree/bindings/clock/imx31-clock.txt</text:p>
      <text:p text:style-name="P1">#<text:tab/>Documentation/devicetree/bindings/clock/imx35-clock.txt</text:p>
      <text:p text:style-name="P1">#<text:tab/>Documentation/devicetree/bindings/clock/maxim,max77686.txt</text:p>
      <text:p text:style-name="P1">#<text:tab/>Documentation/devicetree/bindings/clock/mvebu-core-clock.txt</text:p>
      <text:p text:style-name="P1">#<text:tab/>Documentation/devicetree/bindings/clock/mvebu-gated-clock.txt</text:p>
      <text:p text:style-name="P1">#<text:tab/>Documentation/devicetree/bindings/clock/nvidia,tegra124-car.txt</text:p>
      <text:p text:style-name="P1">#<text:tab/>Documentation/devicetree/bindings/clock/qcom,gcc.txt</text:p>
      <text:p text:style-name="P1">#<text:tab/>Documentation/devicetree/bindings/clock/qcom,mmcc.txt</text:p>
      <text:p text:style-name="P1">#<text:tab/>Documentation/devicetree/bindings/clock/qoriq-clock.txt</text:p>
      <text:p text:style-name="P1">#<text:tab/>Documentation/devicetree/bindings/clock/renesas,cpg-div6-clocks.txt</text:p>
      <text:p text:style-name="P1">#<text:tab/>Documentation/devicetree/bindings/clock/renesas,cpg-mstp-clocks.txt</text:p>
      <text:p text:style-name="P1">#<text:tab/>Documentation/devicetree/bindings/clock/renesas,r8a7779-cpg-clocks.txt</text:p>
      <text:p text:style-name="P1">#<text:tab/>Documentation/devicetree/bindings/clock/renesas,rcar-gen2-cpg-clocks.txt</text:p>
      <text:p text:style-name="P1">#<text:tab/>Documentation/devicetree/bindings/clock/renesas,rz-cpg-clocks.txt</text:p>
      <text:p text:style-name="P1">#<text:tab/>Documentation/devicetree/bindings/clock/rockchip,rk3188-cru.txt</text:p>
      <text:p text:style-name="P1">#<text:tab/>Documentation/devicetree/bindings/clock/rockchip,rk3288-cru.txt</text:p>
      <text:p text:style-name="P1">#<text:tab/>Documentation/devicetree/bindings/clock/silabs,si5351.txt</text:p>
      <text:p text:style-name="P1">#<text:tab/>Documentation/devicetree/bindings/clock/st/st,clkgen-mux.txt</text:p>
      <text:p text:style-name="P1">#<text:tab/>Documentation/devicetree/bindings/clock/st/st,clkgen-pll.txt</text:p>
      <text:p text:style-name="P1">#<text:tab/>Documentation/devicetree/bindings/clock/st/st,clkgen.txt</text:p>
      <text:p text:style-name="P1">#<text:tab/>Documentation/devicetree/bindings/clock/st/st,flexgen.txt</text:p>
      <text:p text:style-name="P1">#<text:tab/>Documentation/devicetree/bindings/clock/st/st,quadfs.txt</text:p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<text:soft-page-break/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<text:soft-page-break/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<text:soft-page-break/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<text:soft-page-break/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<text:soft-page-break/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<text:soft-page-break/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<text:soft-page-break/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<text:soft-page-break/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<text:soft-page-break/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<text:soft-page-break/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<text:soft-page-break/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<text:soft-page-break/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<text:soft-page-break/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<text:soft-page-break/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<text:soft-page-break/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>#<text:tab/>arch/arm/boot/dts/at91rm9200.dtsi</text:p>
      <text:p text:style-name="P1">#<text:tab/>arch/arm/boot/dts/at91rm9200ek.dts</text:p>
      <text:p text:style-name="P1">#<text:tab/>arch/arm/boot/dts/at91sam9260.dtsi</text:p>
      <text:p text:style-name="P1">#<text:tab/>arch/arm/boot/dts/at91sam9261.dtsi</text:p>
      <text:p text:style-name="P1">#<text:tab/>arch/arm/boot/dts/at91sam9261ek.dts</text:p>
      <text:p text:style-name="P1">#<text:tab/>arch/arm/boot/dts/at91sam9263.dtsi</text:p>
      <text:p text:style-name="P1">#<text:tab/>arch/arm/boot/dts/at91sam9263ek.dts</text:p>
      <text:p text:style-name="P1">#<text:tab/>arch/arm/boot/dts/at91sam9g15.dtsi</text:p>
      <text:p text:style-name="P1">#<text:tab/>arch/arm/boot/dts/at91sam9g15ek.dts</text:p>
      <text:p text:style-name="P1">#<text:tab/>arch/arm/boot/dts/at91sam9g20.dtsi</text:p>
      <text:p text:style-name="P1">#<text:tab/>arch/arm/boot/dts/at91sam9g20ek_common.dtsi</text:p>
      <text:p text:style-name="P1">#<text:tab/>arch/arm/boot/dts/at91sam9g25.dtsi</text:p>
      <text:p text:style-name="P1">#<text:tab/>arch/arm/boot/dts/at91sam9g25ek.dts</text:p>
      <text:p text:style-name="P1"><text:soft-page-break/>#<text:tab/>arch/arm/boot/dts/at91sam9g35.dtsi</text:p>
      <text:p text:style-name="P1">#<text:tab/>arch/arm/boot/dts/at91sam9g35ek.dts</text:p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#<text:tab/>arch/arm/boot/dts/dra74x.dtsi</text:p>
      <text:p text:style-name="P1">#<text:tab/>arch/arm/boot/dts/dra7xx-clocks.dtsi</text:p>
      <text:p text:style-name="P1"><text:soft-page-break/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#<text:tab/>arch/arm/boot/dts/hi3620.dtsi</text:p>
      <text:p text:style-name="P1">#<text:tab/>arch/arm/boot/dts/hisi-x5hd2-dkb.dts</text:p>
      <text:p text:style-name="P1"><text:soft-page-break/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#<text:tab/>arch/arm/boot/dts/imx53-tx53.dtsi</text:p>
      <text:p text:style-name="P1">#<text:tab/>arch/arm/boot/dts/imx53-voipac-dmm-668.dtsi</text:p>
      <text:p text:style-name="P1"><text:soft-page-break/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#<text:tab/>arch/arm/boot/dts/imx6qdl-tx6.dtsi</text:p>
      <text:p text:style-name="P1">#<text:tab/>arch/arm/boot/dts/imx6qdl-wandboard.dtsi</text:p>
      <text:p text:style-name="P1"><text:soft-page-break/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#<text:tab/>arch/arm/boot/dts/kirkwood-openrd-client.dts</text:p>
      <text:p text:style-name="P1">#<text:tab/>arch/arm/boot/dts/kirkwood-openrd.dtsi</text:p>
      <text:p text:style-name="P1"><text:soft-page-break/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#<text:tab/>arch/arm/boot/dts/omap3-ha-lcd.dts</text:p>
      <text:p text:style-name="P1">#<text:tab/>arch/arm/boot/dts/omap3-igep.dtsi</text:p>
      <text:p text:style-name="P1"><text:soft-page-break/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#<text:tab/>arch/arm/boot/dts/omap443x.dtsi</text:p>
      <text:p text:style-name="P1">#<text:tab/>arch/arm/boot/dts/omap4460.dtsi</text:p>
      <text:p text:style-name="P1"><text:soft-page-break/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#<text:tab/>arch/arm/boot/dts/rk3066a.dtsi</text:p>
      <text:p text:style-name="P1">#<text:tab/>arch/arm/boot/dts/rk3188-radxarock.dts</text:p>
      <text:p text:style-name="P1"><text:soft-page-break/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#<text:tab/>arch/arm/boot/dts/spear300-evb.dts</text:p>
      <text:p text:style-name="P1">#<text:tab/>arch/arm/boot/dts/spear300.dtsi</text:p>
      <text:p text:style-name="P1"><text:soft-page-break/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#<text:tab/>arch/arm/boot/dts/sun5i-a10s.dtsi</text:p>
      <text:p text:style-name="P1">#<text:tab/>arch/arm/boot/dts/sun5i-a13-hsg-h702.dts</text:p>
      <text:p text:style-name="P1"><text:soft-page-break/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#<text:tab/>arch/arm/boot/dts/twl6030_omap4.dtsi</text:p>
      <text:p text:style-name="P1">#<text:tab/>arch/arm/boot/dts/usb_a9260_common.dtsi</text:p>
      <text:p text:style-name="P1"><text:soft-page-break/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#<text:tab/>arch/arm/crypto/sha256_glue.c</text:p>
      <text:p text:style-name="P1">#<text:tab/>arch/arm/crypto/sha256_glue.h</text:p>
      <text:p text:style-name="P1"><text:soft-page-break/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#<text:tab/>arch/arm/include/asm/kvm_arm.h</text:p>
      <text:p text:style-name="P1">#<text:tab/>arch/arm/include/asm/kvm_asm.h</text:p>
      <text:p text:style-name="P1"><text:soft-page-break/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#<text:tab/>arch/arm/include/asm/vfp.h</text:p>
      <text:p text:style-name="P1">#<text:tab/>arch/arm/include/asm/virt.h</text:p>
      <text:p text:style-name="P1"><text:soft-page-break/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#<text:tab/>arch/arm/kernel/jump_label.c</text:p>
      <text:p text:style-name="P1">#<text:tab/>arch/arm/kernel/kgdb.c</text:p>
      <text:p text:style-name="P1"><text:soft-page-break/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#<text:tab/>arch/arm/lib/copy_from_user.S</text:p>
      <text:p text:style-name="P1">#<text:tab/>arch/arm/lib/copy_template.S</text:p>
      <text:p text:style-name="P1"><text:soft-page-break/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#<text:tab/>arch/arm/mach-davinci/board-dm644x-evm.c</text:p>
      <text:p text:style-name="P1">#<text:tab/>arch/arm/mach-davinci/board-dm646x-evm.c</text:p>
      <text:p text:style-name="P1"><text:soft-page-break/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#<text:tab/>arch/arm/mach-ep93xx/ts72xx.c</text:p>
      <text:p text:style-name="P1">#<text:tab/>arch/arm/mach-ep93xx/vision_ep9307.c</text:p>
      <text:p text:style-name="P1"><text:soft-page-break/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#<text:tab/>arch/arm/mach-imx/cpuidle-imx6q.c</text:p>
      <text:p text:style-name="P1">#<text:tab/>arch/arm/mach-imx/cpuidle-imx6sl.c</text:p>
      <text:p text:style-name="P1"><text:soft-page-break/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#<text:tab/>arch/arm/mach-imx/mach-pca100.c</text:p>
      <text:p text:style-name="P1">#<text:tab/>arch/arm/mach-imx/mach-pcm037.c</text:p>
      <text:p text:style-name="P1"><text:soft-page-break/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#<text:tab/>arch/arm/mach-keystone/pm_domain.c</text:p>
      <text:p text:style-name="P1">#<text:tab/>arch/arm/mach-ks8695/board-acs5k.c</text:p>
      <text:p text:style-name="P1"><text:soft-page-break/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#<text:tab/>arch/arm/mach-mv78xx0/Kconfig</text:p>
      <text:p text:style-name="P1">#<text:tab/>arch/arm/mach-mv78xx0/Makefile</text:p>
      <text:p text:style-name="P1"><text:soft-page-break/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#<text:tab/>arch/arm/mach-omap1/board-innovator.c</text:p>
      <text:p text:style-name="P1">#<text:tab/>arch/arm/mach-omap1/board-nand.c</text:p>
      <text:p text:style-name="P1"><text:soft-page-break/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#<text:tab/>arch/arm/mach-omap2/cm.h</text:p>
      <text:p text:style-name="P1">#<text:tab/>arch/arm/mach-omap2/cm1_44xx.h</text:p>
      <text:p text:style-name="P1"><text:soft-page-break/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#<text:tab/>arch/arm/mach-omap2/omap2-restart.c</text:p>
      <text:p text:style-name="P1">#<text:tab/>arch/arm/mach-omap2/omap3-restart.c</text:p>
      <text:p text:style-name="P1"><text:soft-page-break/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#<text:tab/>arch/arm/mach-omap2/prminst44xx.c</text:p>
      <text:p text:style-name="P1">#<text:tab/>arch/arm/mach-omap2/prminst44xx.h</text:p>
      <text:p text:style-name="P1"><text:soft-page-break/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#<text:tab/>arch/arm/mach-orion5x/tsx09-common.c</text:p>
      <text:p text:style-name="P1">#<text:tab/>arch/arm/mach-orion5x/wnr854t-setup.c</text:p>
      <text:p text:style-name="P1"><text:soft-page-break/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#<text:tab/>arch/arm/mach-pxa/include/mach/magician.h</text:p>
      <text:p text:style-name="P1">#<text:tab/>arch/arm/mach-pxa/include/mach/mainstone.h</text:p>
      <text:p text:style-name="P1"><text:soft-page-break/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#<text:tab/>arch/arm/mach-pxa/zylonite_pxa300.c</text:p>
      <text:p text:style-name="P1">#<text:tab/>arch/arm/mach-pxa/zylonite_pxa320.c</text:p>
      <text:p text:style-name="P1"><text:soft-page-break/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#<text:tab/>arch/arm/mach-s3c64xx/Makefile</text:p>
      <text:p text:style-name="P1">#<text:tab/>arch/arm/mach-s3c64xx/common.c</text:p>
      <text:p text:style-name="P1"><text:soft-page-break/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#<text:tab/>arch/arm/mach-sa1100/simpad.c</text:p>
      <text:p text:style-name="P1">#<text:tab/>arch/arm/mach-shmobile/Kconfig</text:p>
      <text:p text:style-name="P1"><text:soft-page-break/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#<text:tab/>arch/arm/mach-spear/spear1340.c</text:p>
      <text:p text:style-name="P1">#<text:tab/>arch/arm/mach-spear/spear13xx.c</text:p>
      <text:p text:style-name="P1"><text:soft-page-break/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#<text:tab/>arch/arm/mach-vexpress/Makefile</text:p>
      <text:p text:style-name="P1">#<text:tab/>arch/arm/mach-vexpress/core.h</text:p>
      <text:p text:style-name="P1"><text:soft-page-break/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#<text:tab/>arch/arm/mm/proc-arm940.S</text:p>
      <text:p text:style-name="P1">#<text:tab/>arch/arm/mm/proc-arm946.S</text:p>
      <text:p text:style-name="P1"><text:soft-page-break/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#<text:tab/>arch/arm/vdso/vdsomunge.c</text:p>
      <text:p text:style-name="P1">#<text:tab/>arch/arm/vdso/vgettimeofday.c</text:p>
      <text:p text:style-name="P1"><text:soft-page-break/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#<text:tab/>arch/arm64/include/asm/cache.h</text:p>
      <text:p text:style-name="P1">#<text:tab/>arch/arm64/include/asm/cacheflush.h</text:p>
      <text:p text:style-name="P1"><text:soft-page-break/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#<text:tab/>arch/arm64/include/asm/pgtable-types.h</text:p>
      <text:p text:style-name="P1">#<text:tab/>arch/arm64/include/asm/pgtable.h</text:p>
      <text:p text:style-name="P1"><text:soft-page-break/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#<text:tab/>arch/arm64/kernel/entry.S</text:p>
      <text:p text:style-name="P1">#<text:tab/>arch/arm64/kernel/fpsimd.c</text:p>
      <text:p text:style-name="P1"><text:soft-page-break/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#<text:tab/>arch/arm64/lib/copy_page.S</text:p>
      <text:p text:style-name="P1">#<text:tab/>arch/arm64/lib/copy_to_user.S</text:p>
      <text:p text:style-name="P1"><text:soft-page-break/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#<text:tab/>arch/avr32/include/asm/page.h</text:p>
      <text:p text:style-name="P1">#<text:tab/>arch/avr32/include/asm/pci.h</text:p>
      <text:p text:style-name="P1"><text:soft-page-break/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#<text:tab/>arch/blackfin/include/asm/checksum.h</text:p>
      <text:p text:style-name="P1">#<text:tab/>arch/blackfin/include/asm/cmpxchg.h</text:p>
      <text:p text:style-name="P1"><text:soft-page-break/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#<text:tab/>arch/blackfin/mach-bf561/smp.c</text:p>
      <text:p text:style-name="P1">#<text:tab/>arch/blackfin/mach-bf609/boards/ezkit.c</text:p>
      <text:p text:style-name="P1"><text:soft-page-break/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#<text:tab/>arch/cris/arch-v32/drivers/mach-fs/nandflash.c</text:p>
      <text:p text:style-name="P1">#<text:tab/>arch/cris/arch-v32/drivers/pci/bios.c</text:p>
      <text:p text:style-name="P1"><text:soft-page-break/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#<text:tab/>arch/cris/include/asm/mmu_context.h</text:p>
      <text:p text:style-name="P1">#<text:tab/>arch/cris/include/asm/pci.h</text:p>
      <text:p text:style-name="P1"><text:soft-page-break/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#<text:tab/>arch/frv/lib/Makefile</text:p>
      <text:p text:style-name="P1">#<text:tab/>arch/frv/lib/atomic-ops.S</text:p>
      <text:p text:style-name="P1"><text:soft-page-break/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#<text:tab/>arch/ia64/hp/sim/simserial.c</text:p>
      <text:p text:style-name="P1">#<text:tab/>arch/ia64/include/asm/Kbuild</text:p>
      <text:p text:style-name="P1"><text:soft-page-break/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#<text:tab/>arch/ia64/kernel/head.S</text:p>
      <text:p text:style-name="P1">#<text:tab/>arch/ia64/kernel/ia64_ksyms.c</text:p>
      <text:p text:style-name="P1"><text:soft-page-break/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#<text:tab/>arch/ia64/mm/numa.c</text:p>
      <text:p text:style-name="P1">#<text:tab/>arch/ia64/mm/tlb.c</text:p>
      <text:p text:style-name="P1"><text:soft-page-break/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#<text:tab/>arch/m68k/atari/stdma.c</text:p>
      <text:p text:style-name="P1">#<text:tab/>arch/m68k/atari/time.c</text:p>
      <text:p text:style-name="P1"><text:soft-page-break/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#<text:tab/>arch/m68k/include/asm/delay.h</text:p>
      <text:p text:style-name="P1">#<text:tab/>arch/m68k/include/asm/dma-mapping.h</text:p>
      <text:p text:style-name="P1"><text:soft-page-break/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#<text:tab/>arch/m68k/kernel/signal.c</text:p>
      <text:p text:style-name="P1">#<text:tab/>arch/m68k/kernel/syscalltable.S</text:p>
      <text:p text:style-name="P1"><text:soft-page-break/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#<text:tab/>arch/metag/include/asm/highmem.h</text:p>
      <text:p text:style-name="P1">#<text:tab/>arch/metag/include/asm/hugetlb.h</text:p>
      <text:p text:style-name="P1"><text:soft-page-break/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#<text:tab/>arch/microblaze/include/asm/seccomp.h</text:p>
      <text:p text:style-name="P1">#<text:tab/>arch/microblaze/include/asm/syscall.h</text:p>
      <text:p text:style-name="P1"><text:soft-page-break/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#<text:tab/>arch/mips/alchemy/devboards/pm.c</text:p>
      <text:p text:style-name="P1">#<text:tab/>arch/mips/ar7/gpio.c</text:p>
      <text:p text:style-name="P1"><text:soft-page-break/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#<text:tab/>arch/mips/cavium-octeon/executive/cvmx-helper-rgmii.c</text:p>
      <text:p text:style-name="P1">#<text:tab/>arch/mips/cavium-octeon/executive/cvmx-helper-sgmii.c</text:p>
      <text:p text:style-name="P1"><text:soft-page-break/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#<text:tab/>arch/mips/dec/int-handler.S</text:p>
      <text:p text:style-name="P1">#<text:tab/>arch/mips/dec/setup.c</text:p>
      <text:p text:style-name="P1"><text:soft-page-break/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#<text:tab/>arch/mips/include/asm/kdebug.h</text:p>
      <text:p text:style-name="P1">#<text:tab/>arch/mips/include/asm/kexec.h</text:p>
      <text:p text:style-name="P1"><text:soft-page-break/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#<text:tab/>arch/mips/include/asm/mach-lantiq/lantiq.h</text:p>
      <text:p text:style-name="P1">#<text:tab/>arch/mips/include/asm/mach-lantiq/lantiq_platform.h</text:p>
      <text:p text:style-name="P1"><text:soft-page-break/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#<text:tab/>arch/mips/include/asm/octeon/cvmx-sysinfo.h</text:p>
      <text:p text:style-name="P1">#<text:tab/>arch/mips/include/asm/octeon/cvmx-wqe.h</text:p>
      <text:p text:style-name="P1"><text:soft-page-break/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#<text:tab/>arch/mips/include/uapi/asm/break.h</text:p>
      <text:p text:style-name="P1">#<text:tab/>arch/mips/include/uapi/asm/inst.h</text:p>
      <text:p text:style-name="P1"><text:soft-page-break/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#<text:tab/>arch/mips/kernel/kgdb.c</text:p>
      <text:p text:style-name="P1">#<text:tab/>arch/mips/kernel/kprobes.c</text:p>
      <text:p text:style-name="P1"><text:soft-page-break/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#<text:tab/>arch/mips/kernel/vpe.c</text:p>
      <text:p text:style-name="P1">#<text:tab/>arch/mips/kernel/watch.c</text:p>
      <text:p text:style-name="P1"><text:soft-page-break/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#<text:tab/>arch/mips/lib/strlen_user.S</text:p>
      <text:p text:style-name="P1">#<text:tab/>arch/mips/lib/strnlen_user.S</text:p>
      <text:p text:style-name="P1"><text:soft-page-break/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#<text:tab/>arch/mips/mm/sc-mips.c</text:p>
      <text:p text:style-name="P1">#<text:tab/>arch/mips/mm/sc-r5k.c</text:p>
      <text:p text:style-name="P1"><text:soft-page-break/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#<text:tab/>arch/mips/pci/ops-lantiq.c</text:p>
      <text:p text:style-name="P1">#<text:tab/>arch/mips/pci/ops-mace.c</text:p>
      <text:p text:style-name="P1"><text:soft-page-break/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#<text:tab/>arch/mips/sgi-ip27/ip27-memory.c</text:p>
      <text:p text:style-name="P1">#<text:tab/>arch/mips/sgi-ip27/ip27-nmi.c</text:p>
      <text:p text:style-name="P1"><text:soft-page-break/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#<text:tab/>arch/mn10300/include/asm/serial.h</text:p>
      <text:p text:style-name="P1">#<text:tab/>arch/mn10300/include/asm/spinlock.h</text:p>
      <text:p text:style-name="P1"><text:soft-page-break/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#<text:tab/>arch/parisc/configs/c8000_defconfig</text:p>
      <text:p text:style-name="P1">#<text:tab/>arch/parisc/configs/default_defconfig</text:p>
      <text:p text:style-name="P1"><text:soft-page-break/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#<text:tab/>arch/parisc/kernel/firmware.c</text:p>
      <text:p text:style-name="P1">#<text:tab/>arch/parisc/kernel/ftrace.c</text:p>
      <text:p text:style-name="P1"><text:soft-page-break/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#<text:tab/>arch/powerpc/boot/dts/canyonlands.dts</text:p>
      <text:p text:style-name="P1">#<text:tab/>arch/powerpc/boot/dts/currituck.dts</text:p>
      <text:p text:style-name="P1"><text:soft-page-break/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#<text:tab/>arch/powerpc/boot/libfdt-wrapper.c</text:p>
      <text:p text:style-name="P1">#<text:tab/>arch/powerpc/boot/libfdt_env.h</text:p>
      <text:p text:style-name="P1"><text:soft-page-break/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#<text:tab/>arch/powerpc/configs/83xx/mpc832x_mds_defconfig</text:p>
      <text:p text:style-name="P1">#<text:tab/>arch/powerpc/configs/83xx/mpc832x_rdb_defconfig</text:p>
      <text:p text:style-name="P1"><text:soft-page-break/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#<text:tab/>arch/powerpc/configs/ppc64e_defconfig</text:p>
      <text:p text:style-name="P1">#<text:tab/>arch/powerpc/configs/ppc6xx_defconfig</text:p>
      <text:p text:style-name="P1"><text:soft-page-break/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#<text:tab/>arch/powerpc/include/asm/hydra.h</text:p>
      <text:p text:style-name="P1">#<text:tab/>arch/powerpc/include/asm/io.h</text:p>
      <text:p text:style-name="P1"><text:soft-page-break/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#<text:tab/>arch/powerpc/include/asm/ps3av.h</text:p>
      <text:p text:style-name="P1">#<text:tab/>arch/powerpc/include/asm/pte-common.h</text:p>
      <text:p text:style-name="P1"><text:soft-page-break/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#<text:tab/>arch/powerpc/kernel/Makefile</text:p>
      <text:p text:style-name="P1">#<text:tab/>arch/powerpc/kernel/align.c</text:p>
      <text:p text:style-name="P1"><text:soft-page-break/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#<text:tab/>arch/powerpc/kernel/machine_kexec_64.c</text:p>
      <text:p text:style-name="P1">#<text:tab/>arch/powerpc/kernel/mce.c</text:p>
      <text:p text:style-name="P1"><text:soft-page-break/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#<text:tab/>arch/powerpc/kernel/vdso32/gettimeofday.S</text:p>
      <text:p text:style-name="P1">#<text:tab/>arch/powerpc/kernel/vdso64/Makefile</text:p>
      <text:p text:style-name="P1"><text:soft-page-break/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#<text:tab/>arch/powerpc/lib/code-patching.c</text:p>
      <text:p text:style-name="P1">#<text:tab/>arch/powerpc/lib/copy_32.S</text:p>
      <text:p text:style-name="P1"><text:soft-page-break/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#<text:tab/>arch/powerpc/mm/tlb_nohash.c</text:p>
      <text:p text:style-name="P1">#<text:tab/>arch/powerpc/mm/tlb_nohash_low.S</text:p>
      <text:p text:style-name="P1"><text:soft-page-break/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#<text:tab/>arch/powerpc/platforms/52xx/mpc52xx_lpbfifo.c</text:p>
      <text:p text:style-name="P1">#<text:tab/>arch/powerpc/platforms/52xx/mpc52xx_pci.c</text:p>
      <text:p text:style-name="P1"><text:soft-page-break/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#<text:tab/>arch/powerpc/platforms/85xx/sbc8548.c</text:p>
      <text:p text:style-name="P1">#<text:tab/>arch/powerpc/platforms/85xx/sgy_cts1000.c</text:p>
      <text:p text:style-name="P1"><text:soft-page-break/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#<text:tab/>arch/powerpc/platforms/cell/spufs/run.c</text:p>
      <text:p text:style-name="P1">#<text:tab/>arch/powerpc/platforms/cell/spufs/sched.c</text:p>
      <text:p text:style-name="P1"><text:soft-page-break/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#<text:tab/>arch/powerpc/platforms/powernv/opal-memory-errors.c</text:p>
      <text:p text:style-name="P1">#<text:tab/>arch/powerpc/platforms/powernv/opal-msglog.c</text:p>
      <text:p text:style-name="P1"><text:soft-page-break/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#<text:tab/>arch/powerpc/platforms/pseries/mobility.c</text:p>
      <text:p text:style-name="P1">#<text:tab/>arch/powerpc/platforms/pseries/msi.c</text:p>
      <text:p text:style-name="P1"><text:soft-page-break/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#<text:tab/>arch/powerpc/sysdev/msi_bitmap.c</text:p>
      <text:p text:style-name="P1">#<text:tab/>arch/powerpc/sysdev/mv64x60_pic.c</text:p>
      <text:p text:style-name="P1"><text:soft-page-break/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#<text:tab/>arch/s390/hypfs/hypfs_dbfs.c</text:p>
      <text:p text:style-name="P1">#<text:tab/>arch/s390/hypfs/hypfs_diag.c</text:p>
      <text:p text:style-name="P1"><text:soft-page-break/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#<text:tab/>arch/s390/include/asm/pci_clp.h</text:p>
      <text:p text:style-name="P1">#<text:tab/>arch/s390/include/asm/pci_dma.h</text:p>
      <text:p text:style-name="P1"><text:soft-page-break/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#<text:tab/>arch/s390/kernel/compat_wrapper.c</text:p>
      <text:p text:style-name="P1">#<text:tab/>arch/s390/kernel/cpcmd.c</text:p>
      <text:p text:style-name="P1"><text:soft-page-break/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#<text:tab/>arch/s390/kernel/vmlinux.lds.S</text:p>
      <text:p text:style-name="P1">#<text:tab/>arch/s390/kernel/vtime.c</text:p>
      <text:p text:style-name="P1"><text:soft-page-break/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#<text:tab/>arch/score/include/asm/checksum.h</text:p>
      <text:p text:style-name="P1">#<text:tab/>arch/score/include/asm/cmpxchg.h</text:p>
      <text:p text:style-name="P1"><text:soft-page-break/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#<text:tab/>arch/sh/drivers/pci/pci-sh4.h</text:p>
      <text:p text:style-name="P1">#<text:tab/>arch/sh/drivers/pci/pci-sh5.c</text:p>
      <text:p text:style-name="P1"><text:soft-page-break/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#<text:tab/>arch/sh/kernel/cpu/sh2/Makefile</text:p>
      <text:p text:style-name="P1">#<text:tab/>arch/sh/kernel/cpu/sh2/entry.S</text:p>
      <text:p text:style-name="P1"><text:soft-page-break/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#<text:tab/>arch/sh/mm/gup.c</text:p>
      <text:p text:style-name="P1">#<text:tab/>arch/sh/mm/hugetlbpage.c</text:p>
      <text:p text:style-name="P1"><text:soft-page-break/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#<text:tab/>arch/sparc/include/asm/parport.h</text:p>
      <text:p text:style-name="P1">#<text:tab/>arch/sparc/include/asm/pci.h</text:p>
      <text:p text:style-name="P1"><text:soft-page-break/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#<text:tab/>arch/sparc/kernel/entry.h</text:p>
      <text:p text:style-name="P1">#<text:tab/>arch/sparc/kernel/ftrace.c</text:p>
      <text:p text:style-name="P1"><text:soft-page-break/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#<text:tab/>arch/sparc/kernel/sun4m_irq.c</text:p>
      <text:p text:style-name="P1">#<text:tab/>arch/sparc/kernel/sun4m_smp.c</text:p>
      <text:p text:style-name="P1"><text:soft-page-break/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#<text:tab/>arch/sparc/lib/csum_copy.S</text:p>
      <text:p text:style-name="P1">#<text:tab/>arch/sparc/lib/divdi3.S</text:p>
      <text:p text:style-name="P1"><text:soft-page-break/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#<text:tab/>arch/tile/include/asm/io.h</text:p>
      <text:p text:style-name="P1">#<text:tab/>arch/tile/include/asm/irq.h</text:p>
      <text:p text:style-name="P1"><text:soft-page-break/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#<text:tab/>arch/tile/kernel/process.c</text:p>
      <text:p text:style-name="P1">#<text:tab/>arch/tile/kernel/ptrace.c</text:p>
      <text:p text:style-name="P1"><text:soft-page-break/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#<text:tab/>arch/um/include/asm/mmu_context.h</text:p>
      <text:p text:style-name="P1">#<text:tab/>arch/um/include/asm/page.h</text:p>
      <text:p text:style-name="P1"><text:soft-page-break/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#<text:tab/>arch/unicore32/Kconfig</text:p>
      <text:p text:style-name="P1">#<text:tab/>arch/unicore32/Kconfig.debug</text:p>
      <text:p text:style-name="P1"><text:soft-page-break/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#<text:tab/>arch/x86/boot/cpucheck.c</text:p>
      <text:p text:style-name="P1">#<text:tab/>arch/x86/boot/cpuflags.c</text:p>
      <text:p text:style-name="P1"><text:soft-page-break/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#<text:tab/>arch/x86/crypto/twofish-avx-x86_64-asm_64.S</text:p>
      <text:p text:style-name="P1">#<text:tab/>arch/x86/crypto/twofish-x86_64-asm_64.S</text:p>
      <text:p text:style-name="P1"><text:soft-page-break/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#<text:tab/>arch/x86/include/asm/dwarf2.h</text:p>
      <text:p text:style-name="P1">#<text:tab/>arch/x86/include/asm/e820.h</text:p>
      <text:p text:style-name="P1"><text:soft-page-break/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#<text:tab/>arch/x86/include/asm/microcode_amd.h</text:p>
      <text:p text:style-name="P1">#<text:tab/>arch/x86/include/asm/microcode_intel.h</text:p>
      <text:p text:style-name="P1"><text:soft-page-break/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#<text:tab/>arch/x86/include/asm/serial.h</text:p>
      <text:p text:style-name="P1">#<text:tab/>arch/x86/include/asm/setup.h</text:p>
      <text:p text:style-name="P1"><text:soft-page-break/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#<text:tab/>arch/x86/include/asm/xen/pci.h</text:p>
      <text:p text:style-name="P1">#<text:tab/>arch/x86/include/asm/xor.h</text:p>
      <text:p text:style-name="P1"><text:soft-page-break/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#<text:tab/>arch/x86/kernel/asm-offsets.c</text:p>
      <text:p text:style-name="P1">#<text:tab/>arch/x86/kernel/asm-offsets_32.c</text:p>
      <text:p text:style-name="P1"><text:soft-page-break/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#<text:tab/>arch/x86/kernel/crash.c</text:p>
      <text:p text:style-name="P1">#<text:tab/>arch/x86/kernel/devicetree.c</text:p>
      <text:p text:style-name="P1"><text:soft-page-break/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#<text:tab/>arch/x86/kernel/perf_regs.c</text:p>
      <text:p text:style-name="P1">#<text:tab/>arch/x86/kernel/process.c</text:p>
      <text:p text:style-name="P1"><text:soft-page-break/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#<text:tab/>arch/x86/kvm/lapic.c</text:p>
      <text:p text:style-name="P1">#<text:tab/>arch/x86/kvm/lapic.h</text:p>
      <text:p text:style-name="P1"><text:soft-page-break/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#<text:tab/>arch/x86/math-emu/fpu_aux.c</text:p>
      <text:p text:style-name="P1">#<text:tab/>arch/x86/math-emu/fpu_emu.h</text:p>
      <text:p text:style-name="P1"><text:soft-page-break/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#<text:tab/>arch/x86/pci/bus_numa.c</text:p>
      <text:p text:style-name="P1">#<text:tab/>arch/x86/pci/common.c</text:p>
      <text:p text:style-name="P1"><text:soft-page-break/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#<text:tab/>arch/x86/platform/olpc/olpc-xo15-sci.c</text:p>
      <text:p text:style-name="P1">#<text:tab/>arch/x86/platform/olpc/olpc.c</text:p>
      <text:p text:style-name="P1"><text:soft-page-break/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#<text:tab/>arch/x86/um/tls_32.c</text:p>
      <text:p text:style-name="P1">#<text:tab/>arch/x86/um/tls_64.c</text:p>
      <text:p text:style-name="P1"><text:soft-page-break/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#<text:tab/>arch/xtensa/include/asm/cmpxchg.h</text:p>
      <text:p text:style-name="P1">#<text:tab/>arch/xtensa/include/asm/dma-mapping.h</text:p>
      <text:p text:style-name="P1"><text:soft-page-break/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#<text:tab/>arch/xtensa/mm/Makefile</text:p>
      <text:p text:style-name="P1">#<text:tab/>arch/xtensa/mm/cache.c</text:p>
      <text:p text:style-name="P1"><text:soft-page-break/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#<text:tab/>block/partition-generic.c</text:p>
      <text:p text:style-name="P1">#<text:tab/>block/partitions/atari.c</text:p>
      <text:p text:style-name="P1"><text:soft-page-break/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#<text:tab/>crypto/crypto_user.c</text:p>
      <text:p text:style-name="P1">#<text:tab/>crypto/ctr.c</text:p>
      <text:p text:style-name="P1"><text:soft-page-break/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#<text:tab/>drivers/acpi/acpica/achware.h</text:p>
      <text:p text:style-name="P1">#<text:tab/>drivers/acpi/acpica/acinterp.h</text:p>
      <text:p text:style-name="P1"><text:soft-page-break/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#<text:tab/>drivers/acpi/acpica/exmutex.c</text:p>
      <text:p text:style-name="P1">#<text:tab/>drivers/acpi/acpica/exnames.c</text:p>
      <text:p text:style-name="P1"><text:soft-page-break/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#<text:tab/>drivers/acpi/acpica/psopinfo.c</text:p>
      <text:p text:style-name="P1">#<text:tab/>drivers/acpi/acpica/psparse.c</text:p>
      <text:p text:style-name="P1"><text:soft-page-break/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#<text:tab/>drivers/acpi/acpica/utpredef.c</text:p>
      <text:p text:style-name="P1">#<text:tab/>drivers/acpi/acpica/utprint.c</text:p>
      <text:p text:style-name="P1"><text:soft-page-break/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#<text:tab/>drivers/acpi/property.c</text:p>
      <text:p text:style-name="P1">#<text:tab/>drivers/acpi/resource.c</text:p>
      <text:p text:style-name="P1"><text:soft-page-break/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#<text:tab/>drivers/ata/pata_ixp4xx_cf.c</text:p>
      <text:p text:style-name="P1">#<text:tab/>drivers/ata/pata_jmicron.c</text:p>
      <text:p text:style-name="P1"><text:soft-page-break/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#<text:tab/>drivers/base/bus.c</text:p>
      <text:p text:style-name="P1">#<text:tab/>drivers/base/cacheinfo.c</text:p>
      <text:p text:style-name="P1"><text:soft-page-break/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#<text:tab/>drivers/base/regmap/regmap-spmi.c</text:p>
      <text:p text:style-name="P1">#<text:tab/>drivers/base/regmap/regmap.c</text:p>
      <text:p text:style-name="P1"><text:soft-page-break/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#<text:tab/>drivers/block/loop.h</text:p>
      <text:p text:style-name="P1">#<text:tab/>drivers/block/mg_disk.c</text:p>
      <text:p text:style-name="P1"><text:soft-page-break/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#<text:tab/>drivers/bluetooth/btmrvl_sdio.h</text:p>
      <text:p text:style-name="P1">#<text:tab/>drivers/bluetooth/btsdio.c</text:p>
      <text:p text:style-name="P1"><text:soft-page-break/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#<text:tab/>drivers/char/hw_random/atmel-rng.c</text:p>
      <text:p text:style-name="P1">#<text:tab/>drivers/char/hw_random/bcm2835-rng.c</text:p>
      <text:p text:style-name="P1"><text:soft-page-break/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#<text:tab/>drivers/char/tb0219.c</text:p>
      <text:p text:style-name="P1">#<text:tab/>drivers/char/tile-srom.c</text:p>
      <text:p text:style-name="P1"><text:soft-page-break/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#<text:tab/>drivers/clk/bcm/clk-kona.c</text:p>
      <text:p text:style-name="P1">#<text:tab/>drivers/clk/bcm/clk-kona.h</text:p>
      <text:p text:style-name="P1"><text:soft-page-break/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#<text:tab/>drivers/clk/mmp/clk-frac.c</text:p>
      <text:p text:style-name="P1">#<text:tab/>drivers/clk/mmp/clk-mmp2.c</text:p>
      <text:p text:style-name="P1"><text:soft-page-break/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#<text:tab/>drivers/clk/rockchip/clk-rk3288.c</text:p>
      <text:p text:style-name="P1">#<text:tab/>drivers/clk/rockchip/clk-rockchip.c</text:p>
      <text:p text:style-name="P1"><text:soft-page-break/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#<text:tab/>drivers/clk/sunxi/Makefile</text:p>
      <text:p text:style-name="P1">#<text:tab/>drivers/clk/sunxi/clk-a10-hosc.c</text:p>
      <text:p text:style-name="P1"><text:soft-page-break/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#<text:tab/>drivers/clk/ux500/Makefile</text:p>
      <text:p text:style-name="P1">#<text:tab/>drivers/clk/ux500/abx500-clk.c</text:p>
      <text:p text:style-name="P1"><text:soft-page-break/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#<text:tab/>drivers/clocksource/tcb_clksrc.c</text:p>
      <text:p text:style-name="P1">#<text:tab/>drivers/clocksource/tegra20_timer.c</text:p>
      <text:p text:style-name="P1"><text:soft-page-break/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#<text:tab/>drivers/cpufreq/omap-cpufreq.c</text:p>
      <text:p text:style-name="P1">#<text:tab/>drivers/cpufreq/p4-clockmod.c</text:p>
      <text:p text:style-name="P1"><text:soft-page-break/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#<text:tab/>drivers/crypto/amcc/crypto4xx_alg.c</text:p>
      <text:p text:style-name="P1">#<text:tab/>drivers/crypto/amcc/crypto4xx_core.c</text:p>
      <text:p text:style-name="P1"><text:soft-page-break/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#<text:tab/>drivers/crypto/nx/nx-aes-xcbc.c</text:p>
      <text:p text:style-name="P1">#<text:tab/>drivers/crypto/nx/nx-sha256.c</text:p>
      <text:p text:style-name="P1"><text:soft-page-break/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#<text:tab/>drivers/crypto/talitos.c</text:p>
      <text:p text:style-name="P1">#<text:tab/>drivers/crypto/talitos.h</text:p>
      <text:p text:style-name="P1"><text:soft-page-break/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#<text:tab/>drivers/dma/ioat/hw.h</text:p>
      <text:p text:style-name="P1">#<text:tab/>drivers/dma/ioat/registers.h</text:p>
      <text:p text:style-name="P1"><text:soft-page-break/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#<text:tab/>drivers/edac/edac_mc.c</text:p>
      <text:p text:style-name="P1">#<text:tab/>drivers/edac/edac_mc_sysfs.c</text:p>
      <text:p text:style-name="P1"><text:soft-page-break/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#<text:tab/>drivers/firmware/dmi-sysfs.c</text:p>
      <text:p text:style-name="P1">#<text:tab/>drivers/firmware/dmi_scan.c</text:p>
      <text:p text:style-name="P1"><text:soft-page-break/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#<text:tab/>drivers/gpio/gpio-lynxpoint.c</text:p>
      <text:p text:style-name="P1">#<text:tab/>drivers/gpio/gpio-max7300.c</text:p>
      <text:p text:style-name="P1"><text:soft-page-break/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#<text:tab/>drivers/gpio/gpio-vr41xx.c</text:p>
      <text:p text:style-name="P1">#<text:tab/>drivers/gpio/gpio-vx855.c</text:p>
      <text:p text:style-name="P1"><text:soft-page-break/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#<text:tab/>drivers/gpu/drm/amd/amdgpu/amdgpu_ih.c</text:p>
      <text:p text:style-name="P1">#<text:tab/>drivers/gpu/drm/amd/amdgpu/amdgpu_irq.c</text:p>
      <text:p text:style-name="P1"><text:soft-page-break/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#<text:tab/>drivers/gpu/drm/amd/amdgpu/gmc_v7_0.h</text:p>
      <text:p text:style-name="P1">#<text:tab/>drivers/gpu/drm/amd/amdgpu/gmc_v8_0.c</text:p>
      <text:p text:style-name="P1"><text:soft-page-break/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#<text:tab/>drivers/gpu/drm/armada/armada_drm.h</text:p>
      <text:p text:style-name="P1">#<text:tab/>drivers/gpu/drm/armada/armada_drv.c</text:p>
      <text:p text:style-name="P1"><text:soft-page-break/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#<text:tab/>drivers/gpu/drm/drm_dma.c</text:p>
      <text:p text:style-name="P1">#<text:tab/>drivers/gpu/drm/drm_dp_helper.c</text:p>
      <text:p text:style-name="P1"><text:soft-page-break/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#<text:tab/>drivers/gpu/drm/exynos/exynos_drm_fbdev.h</text:p>
      <text:p text:style-name="P1">#<text:tab/>drivers/gpu/drm/exynos/exynos_drm_fimc.c</text:p>
      <text:p text:style-name="P1"><text:soft-page-break/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#<text:tab/>drivers/gpu/drm/gma500/oaktrail_lvds.c</text:p>
      <text:p text:style-name="P1">#<text:tab/>drivers/gpu/drm/gma500/opregion.c</text:p>
      <text:p text:style-name="P1"><text:soft-page-break/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#<text:tab/>drivers/gpu/drm/i915/i915_reg.h</text:p>
      <text:p text:style-name="P1">#<text:tab/>drivers/gpu/drm/i915/i915_suspend.c</text:p>
      <text:p text:style-name="P1"><text:soft-page-break/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#<text:tab/>drivers/gpu/drm/i915/intel_tv.c</text:p>
      <text:p text:style-name="P1">#<text:tab/>drivers/gpu/drm/i915/intel_uncore.c</text:p>
      <text:p text:style-name="P1"><text:soft-page-break/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#<text:tab/>drivers/gpu/drm/msm/edp/edp_connector.c</text:p>
      <text:p text:style-name="P1">#<text:tab/>drivers/gpu/drm/msm/edp/edp_ctrl.c</text:p>
      <text:p text:style-name="P1"><text:soft-page-break/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#<text:tab/>drivers/gpu/drm/msm/msm_perf.c</text:p>
      <text:p text:style-name="P1">#<text:tab/>drivers/gpu/drm/msm/msm_rd.c</text:p>
      <text:p text:style-name="P1"><text:soft-page-break/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#<text:tab/>drivers/gpu/drm/nouveau/nouveau_connector.c</text:p>
      <text:p text:style-name="P1">#<text:tab/>drivers/gpu/drm/nouveau/nouveau_crtc.h</text:p>
      <text:p text:style-name="P1"><text:soft-page-break/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#<text:tab/>drivers/gpu/drm/nouveau/nvkm/engine/device/tegra.c</text:p>
      <text:p text:style-name="P1">#<text:tab/>drivers/gpu/drm/nouveau/nvkm/engine/device/user.c</text:p>
      <text:p text:style-name="P1"><text:soft-page-break/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#<text:tab/>drivers/gpu/drm/nouveau/nvkm/engine/dma/usernv50.c</text:p>
      <text:p text:style-name="P1">#<text:tab/>drivers/gpu/drm/nouveau/nvkm/engine/falcon.c</text:p>
      <text:p text:style-name="P1"><text:soft-page-break/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#<text:tab/>drivers/gpu/drm/nouveau/nvkm/engine/gr/gf117.c</text:p>
      <text:p text:style-name="P1">#<text:tab/>drivers/gpu/drm/nouveau/nvkm/engine/gr/gf119.c</text:p>
      <text:p text:style-name="P1"><text:soft-page-break/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#<text:tab/>drivers/gpu/drm/nouveau/nvkm/subdev/bios/dp.c</text:p>
      <text:p text:style-name="P1">#<text:tab/>drivers/gpu/drm/nouveau/nvkm/subdev/bios/extdev.c</text:p>
      <text:p text:style-name="P1"><text:soft-page-break/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#<text:tab/>drivers/gpu/drm/nouveau/nvkm/subdev/instmem/gk20a.c</text:p>
      <text:p text:style-name="P1">#<text:tab/>drivers/gpu/drm/nouveau/nvkm/subdev/ltc/Kbuild</text:p>
      <text:p text:style-name="P1"><text:soft-page-break/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#<text:tab/>drivers/gpu/drm/omapdrm/omap_drv.c</text:p>
      <text:p text:style-name="P1">#<text:tab/>drivers/gpu/drm/omapdrm/omap_drv.h</text:p>
      <text:p text:style-name="P1"><text:soft-page-break/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#<text:tab/>drivers/gpu/drm/radeon/nid.h</text:p>
      <text:p text:style-name="P1">#<text:tab/>drivers/gpu/drm/radeon/r100.c</text:p>
      <text:p text:style-name="P1"><text:soft-page-break/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#<text:tab/>drivers/gpu/drm/radeon/rv770.c</text:p>
      <text:p text:style-name="P1">#<text:tab/>drivers/gpu/drm/radeon/rv770_dpm.c</text:p>
      <text:p text:style-name="P1"><text:soft-page-break/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#<text:tab/>drivers/gpu/drm/shmobile/shmob_drm_kms.c</text:p>
      <text:p text:style-name="P1">#<text:tab/>drivers/gpu/drm/sis/sis_drv.c</text:p>
      <text:p text:style-name="P1"><text:soft-page-break/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#<text:tab/>drivers/gpu/drm/tilcdc/tilcdc_slave_compat.c</text:p>
      <text:p text:style-name="P1">#<text:tab/>drivers/gpu/drm/tilcdc/tilcdc_tfp410.c</text:p>
      <text:p text:style-name="P1"><text:soft-page-break/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#<text:tab/>drivers/gpu/drm/virtio/virtgpu_plane.c</text:p>
      <text:p text:style-name="P1">#<text:tab/>drivers/gpu/drm/virtio/virtgpu_ttm.c</text:p>
      <text:p text:style-name="P1"><text:soft-page-break/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#<text:tab/>drivers/gpu/ipu-v3/ipu-cpmem.c</text:p>
      <text:p text:style-name="P1">#<text:tab/>drivers/gpu/ipu-v3/ipu-csi.c</text:p>
      <text:p text:style-name="P1"><text:soft-page-break/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#<text:tab/>drivers/hid/hid-roccat-pyra.c</text:p>
      <text:p text:style-name="P1">#<text:tab/>drivers/hid/hid-roccat.c</text:p>
      <text:p text:style-name="P1"><text:soft-page-break/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#<text:tab/>drivers/hwmon/acpi_power_meter.c</text:p>
      <text:p text:style-name="P1">#<text:tab/>drivers/hwmon/ad7314.c</text:p>
      <text:p text:style-name="P1"><text:soft-page-break/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#<text:tab/>drivers/hwmon/max197.c</text:p>
      <text:p text:style-name="P1">#<text:tab/>drivers/hwmon/max6650.c</text:p>
      <text:p text:style-name="P1"><text:soft-page-break/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#<text:tab/>drivers/hwtracing/coresight/Kconfig</text:p>
      <text:p text:style-name="P1">#<text:tab/>drivers/hwtracing/coresight/Makefile</text:p>
      <text:p text:style-name="P1"><text:soft-page-break/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#<text:tab/>drivers/i2c/busses/i2c-ismt.c</text:p>
      <text:p text:style-name="P1">#<text:tab/>drivers/i2c/busses/i2c-kempld.c</text:p>
      <text:p text:style-name="P1"><text:soft-page-break/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#<text:tab/>drivers/i2c/muxes/i2c-mux-pca9541.c</text:p>
      <text:p text:style-name="P1">#<text:tab/>drivers/i2c/muxes/i2c-mux-pca954x.c</text:p>
      <text:p text:style-name="P1"><text:soft-page-break/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#<text:tab/>drivers/iio/accel/mma8452.c</text:p>
      <text:p text:style-name="P1">#<text:tab/>drivers/iio/accel/st_accel.h</text:p>
      <text:p text:style-name="P1"><text:soft-page-break/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#<text:tab/>drivers/iio/dac/ad5421.c</text:p>
      <text:p text:style-name="P1">#<text:tab/>drivers/iio/dac/ad5446.c</text:p>
      <text:p text:style-name="P1"><text:soft-page-break/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#<text:tab/>drivers/iio/imu/inv_mpu6050/inv_mpu_trigger.c</text:p>
      <text:p text:style-name="P1">#<text:tab/>drivers/iio/industrialio-buffer.c</text:p>
      <text:p text:style-name="P1"><text:soft-page-break/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#<text:tab/>drivers/iio/temperature/tmp006.c</text:p>
      <text:p text:style-name="P1">#<text:tab/>drivers/iio/trigger/Kconfig</text:p>
      <text:p text:style-name="P1"><text:soft-page-break/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#<text:tab/>drivers/infiniband/hw/cxgb4/Makefile</text:p>
      <text:p text:style-name="P1">#<text:tab/>drivers/infiniband/hw/cxgb4/cm.c</text:p>
      <text:p text:style-name="P1"><text:soft-page-break/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#<text:tab/>drivers/infiniband/hw/nes/nes.h</text:p>
      <text:p text:style-name="P1">#<text:tab/>drivers/infiniband/hw/nes/nes_cm.c</text:p>
      <text:p text:style-name="P1"><text:soft-page-break/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#<text:tab/>drivers/infiniband/hw/qib/qib_verbs.c</text:p>
      <text:p text:style-name="P1">#<text:tab/>drivers/infiniband/hw/qib/qib_verbs.h</text:p>
      <text:p text:style-name="P1"><text:soft-page-break/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#<text:tab/>drivers/input/ff-memless.c</text:p>
      <text:p text:style-name="P1">#<text:tab/>drivers/input/gameport/gameport.c</text:p>
      <text:p text:style-name="P1"><text:soft-page-break/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#<text:tab/>drivers/input/keyboard/samsung-keypad.c</text:p>
      <text:p text:style-name="P1">#<text:tab/>drivers/input/keyboard/spear-keyboard.c</text:p>
      <text:p text:style-name="P1"><text:soft-page-break/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#<text:tab/>drivers/input/misc/pm8xxx-vibrator.c</text:p>
      <text:p text:style-name="P1">#<text:tab/>drivers/input/misc/pmic8xxx-pwrkey.c</text:p>
      <text:p text:style-name="P1"><text:soft-page-break/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#<text:tab/>drivers/input/serio/arc_ps2.c</text:p>
      <text:p text:style-name="P1">#<text:tab/>drivers/input/serio/at32psif.c</text:p>
      <text:p text:style-name="P1"><text:soft-page-break/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#<text:tab/>drivers/input/touchscreen/da9052_tsi.c</text:p>
      <text:p text:style-name="P1">#<text:tab/>drivers/input/touchscreen/edt-ft5x06.c</text:p>
      <text:p text:style-name="P1"><text:soft-page-break/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#<text:tab/>drivers/iommu/iommu.c</text:p>
      <text:p text:style-name="P1">#<text:tab/>drivers/iommu/iova.c</text:p>
      <text:p text:style-name="P1"><text:soft-page-break/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#<text:tab/>drivers/irqchip/irq-sirfsoc.c</text:p>
      <text:p text:style-name="P1">#<text:tab/>drivers/irqchip/irq-sun4i.c</text:p>
      <text:p text:style-name="P1"><text:soft-page-break/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#<text:tab/>drivers/isdn/hysdn/hycapi.c</text:p>
      <text:p text:style-name="P1">#<text:tab/>drivers/isdn/hysdn/hysdn_net.c</text:p>
      <text:p text:style-name="P1"><text:soft-page-break/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#<text:tab/>drivers/leds/leds-lp8788.c</text:p>
      <text:p text:style-name="P1">#<text:tab/>drivers/leds/leds-lt3593.c</text:p>
      <text:p text:style-name="P1"><text:soft-page-break/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#<text:tab/>drivers/macintosh/via-pmu-led.c</text:p>
      <text:p text:style-name="P1">#<text:tab/>drivers/macintosh/via-pmu.c</text:p>
      <text:p text:style-name="P1"><text:soft-page-break/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#<text:tab/>drivers/md/dm-cache-metadata.h</text:p>
      <text:p text:style-name="P1">#<text:tab/>drivers/md/dm-cache-policy-cleaner.c</text:p>
      <text:p text:style-name="P1"><text:soft-page-break/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#<text:tab/>drivers/md/persistent-data/Kconfig</text:p>
      <text:p text:style-name="P1">#<text:tab/>drivers/md/persistent-data/dm-array.c</text:p>
      <text:p text:style-name="P1"><text:soft-page-break/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#<text:tab/>drivers/media/common/siano/smsir.c</text:p>
      <text:p text:style-name="P1">#<text:tab/>drivers/media/common/siano/smsir.h</text:p>
      <text:p text:style-name="P1"><text:soft-page-break/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#<text:tab/>drivers/media/dvb-frontends/cx24123.h</text:p>
      <text:p text:style-name="P1">#<text:tab/>drivers/media/dvb-frontends/cxd2820r.h</text:p>
      <text:p text:style-name="P1"><text:soft-page-break/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#<text:tab/>drivers/media/dvb-frontends/lgdt330x.h</text:p>
      <text:p text:style-name="P1">#<text:tab/>drivers/media/dvb-frontends/lgdt330x_priv.h</text:p>
      <text:p text:style-name="P1"><text:soft-page-break/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#<text:tab/>drivers/media/dvb-frontends/si21xx.h</text:p>
      <text:p text:style-name="P1">#<text:tab/>drivers/media/dvb-frontends/sp2.c</text:p>
      <text:p text:style-name="P1"><text:soft-page-break/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#<text:tab/>drivers/media/dvb-frontends/ves1x93.c</text:p>
      <text:p text:style-name="P1">#<text:tab/>drivers/media/dvb-frontends/zl10036.c</text:p>
      <text:p text:style-name="P1"><text:soft-page-break/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#<text:tab/>drivers/media/i2c/noon010pc30.c</text:p>
      <text:p text:style-name="P1">#<text:tab/>drivers/media/i2c/ov7640.c</text:p>
      <text:p text:style-name="P1"><text:soft-page-break/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#<text:tab/>drivers/media/i2c/ths7303.c</text:p>
      <text:p text:style-name="P1">#<text:tab/>drivers/media/i2c/ths8200.c</text:p>
      <text:p text:style-name="P1"><text:soft-page-break/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#<text:tab/>drivers/media/pci/cx18/cx18-driver.c</text:p>
      <text:p text:style-name="P1">#<text:tab/>drivers/media/pci/cx18/cx18-driver.h</text:p>
      <text:p text:style-name="P1"><text:soft-page-break/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#<text:tab/>drivers/media/pci/ivtv/ivtv-alsa-main.c</text:p>
      <text:p text:style-name="P1">#<text:tab/>drivers/media/pci/ivtv/ivtv-alsa-mixer.c</text:p>
      <text:p text:style-name="P1"><text:soft-page-break/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#<text:tab/>drivers/media/pci/saa7134/saa7134-video.c</text:p>
      <text:p text:style-name="P1">#<text:tab/>drivers/media/pci/saa7134/saa7134.h</text:p>
      <text:p text:style-name="P1"><text:soft-page-break/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#<text:tab/>drivers/media/pci/zoran/zoran_driver.c</text:p>
      <text:p text:style-name="P1">#<text:tab/>drivers/media/pci/zoran/zoran_procfs.c</text:p>
      <text:p text:style-name="P1"><text:soft-page-break/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#<text:tab/>drivers/media/platform/m2m-deinterlace.c</text:p>
      <text:p text:style-name="P1">#<text:tab/>drivers/media/platform/marvell-ccic/Kconfig</text:p>
      <text:p text:style-name="P1"><text:soft-page-break/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#<text:tab/>drivers/media/platform/s5p-mfc/s5p_mfc_enc.h</text:p>
      <text:p text:style-name="P1">#<text:tab/>drivers/media/platform/s5p-mfc/s5p_mfc_opr.c</text:p>
      <text:p text:style-name="P1"><text:soft-page-break/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#<text:tab/>drivers/media/platform/vsp1/vsp1_rpf.c</text:p>
      <text:p text:style-name="P1">#<text:tab/>drivers/media/platform/vsp1/vsp1_rwpf.c</text:p>
      <text:p text:style-name="P1"><text:soft-page-break/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#<text:tab/>drivers/media/rc/img-ir/img-ir-hw.h</text:p>
      <text:p text:style-name="P1">#<text:tab/>drivers/media/rc/img-ir/img-ir-jvc.c</text:p>
      <text:p text:style-name="P1"><text:soft-page-break/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#<text:tab/>drivers/media/tuners/mc44s803.h</text:p>
      <text:p text:style-name="P1">#<text:tab/>drivers/media/tuners/msi001.c</text:p>
      <text:p text:style-name="P1"><text:soft-page-break/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#<text:tab/>drivers/media/usb/au0828/au0828.h</text:p>
      <text:p text:style-name="P1">#<text:tab/>drivers/media/usb/b2c2/flexcop-usb.c</text:p>
      <text:p text:style-name="P1"><text:soft-page-break/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#<text:tab/>drivers/media/usb/dvb-usb/az6027.c</text:p>
      <text:p text:style-name="P1">#<text:tab/>drivers/media/usb/dvb-usb/cinergyT2-core.c</text:p>
      <text:p text:style-name="P1"><text:soft-page-break/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#<text:tab/>drivers/media/usb/em28xx/em28xx-v4l.h</text:p>
      <text:p text:style-name="P1">#<text:tab/>drivers/media/usb/em28xx/em28xx-vbi.c</text:p>
      <text:p text:style-name="P1"><text:soft-page-break/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#<text:tab/>drivers/media/usb/gspca/topro.c</text:p>
      <text:p text:style-name="P1">#<text:tab/>drivers/media/usb/gspca/vc032x.c</text:p>
      <text:p text:style-name="P1"><text:soft-page-break/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#<text:tab/>drivers/media/usb/pvrusb2/pvrusb2-wm8775.h</text:p>
      <text:p text:style-name="P1">#<text:tab/>drivers/media/usb/pvrusb2/pvrusb2.h</text:p>
      <text:p text:style-name="P1"><text:soft-page-break/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#<text:tab/>drivers/media/v4l2-core/v4l2-event.c</text:p>
      <text:p text:style-name="P1">#<text:tab/>drivers/media/v4l2-core/v4l2-fh.c</text:p>
      <text:p text:style-name="P1"><text:soft-page-break/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#<text:tab/>drivers/mfd/ab8500-debugfs.c</text:p>
      <text:p text:style-name="P1">#<text:tab/>drivers/mfd/ab8500-gpadc.c</text:p>
      <text:p text:style-name="P1"><text:soft-page-break/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#<text:tab/>drivers/mfd/max8925-core.c</text:p>
      <text:p text:style-name="P1">#<text:tab/>drivers/mfd/max8925-i2c.c</text:p>
      <text:p text:style-name="P1"><text:soft-page-break/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#<text:tab/>drivers/mfd/ti_am335x_tscadc.c</text:p>
      <text:p text:style-name="P1">#<text:tab/>drivers/mfd/timberdale.c</text:p>
      <text:p text:style-name="P1"><text:soft-page-break/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#<text:tab/>drivers/misc/c2port/core.c</text:p>
      <text:p text:style-name="P1">#<text:tab/>drivers/misc/cs5535-mfgpt.c</text:p>
      <text:p text:style-name="P1"><text:soft-page-break/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#<text:tab/>drivers/misc/mei/hw-me.c</text:p>
      <text:p text:style-name="P1">#<text:tab/>drivers/misc/mei/hw-me.h</text:p>
      <text:p text:style-name="P1"><text:soft-page-break/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#<text:tab/>drivers/misc/vmw_vmci/vmci_doorbell.c</text:p>
      <text:p text:style-name="P1">#<text:tab/>drivers/misc/vmw_vmci/vmci_driver.c</text:p>
      <text:p text:style-name="P1"><text:soft-page-break/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#<text:tab/>drivers/mmc/host/mmci.c</text:p>
      <text:p text:style-name="P1">#<text:tab/>drivers/mmc/host/moxart-mmc.c</text:p>
      <text:p text:style-name="P1"><text:soft-page-break/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#<text:tab/>drivers/mtd/afs.c</text:p>
      <text:p text:style-name="P1">#<text:tab/>drivers/mtd/ar7part.c</text:p>
      <text:p text:style-name="P1"><text:soft-page-break/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#<text:tab/>drivers/mtd/maps/sa1100-flash.c</text:p>
      <text:p text:style-name="P1">#<text:tab/>drivers/mtd/maps/sun_uflash.c</text:p>
      <text:p text:style-name="P1"><text:soft-page-break/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#<text:tab/>drivers/mtd/nand/nandsim.c</text:p>
      <text:p text:style-name="P1">#<text:tab/>drivers/mtd/nand/ndfc.c</text:p>
      <text:p text:style-name="P1"><text:soft-page-break/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#<text:tab/>drivers/mtd/ubi/gluebi.c</text:p>
      <text:p text:style-name="P1">#<text:tab/>drivers/mtd/ubi/io.c</text:p>
      <text:p text:style-name="P1"><text:soft-page-break/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#<text:tab/>drivers/net/can/flexcan.c</text:p>
      <text:p text:style-name="P1">#<text:tab/>drivers/net/can/grcan.c</text:p>
      <text:p text:style-name="P1"><text:soft-page-break/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#<text:tab/>drivers/net/ethernet/8390/axnet_cs.c</text:p>
      <text:p text:style-name="P1">#<text:tab/>drivers/net/ethernet/8390/etherh.c</text:p>
      <text:p text:style-name="P1"><text:soft-page-break/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#<text:tab/>drivers/net/ethernet/amd/xgbe/xgbe-ethtool.c</text:p>
      <text:p text:style-name="P1">#<text:tab/>drivers/net/ethernet/amd/xgbe/xgbe-main.c</text:p>
      <text:p text:style-name="P1"><text:soft-page-break/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#<text:tab/>drivers/net/ethernet/broadcom/bnx2.c</text:p>
      <text:p text:style-name="P1">#<text:tab/>drivers/net/ethernet/broadcom/bnx2.h</text:p>
      <text:p text:style-name="P1"><text:soft-page-break/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#<text:tab/>drivers/net/ethernet/brocade/bna/bfi_cna.h</text:p>
      <text:p text:style-name="P1">#<text:tab/>drivers/net/ethernet/brocade/bna/bfi_enet.h</text:p>
      <text:p text:style-name="P1"><text:soft-page-break/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#<text:tab/>drivers/net/ethernet/chelsio/cxgb4/t4fw_api.h</text:p>
      <text:p text:style-name="P1">#<text:tab/>drivers/net/ethernet/chelsio/cxgb4vf/adapter.h</text:p>
      <text:p text:style-name="P1"><text:soft-page-break/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#<text:tab/>drivers/net/ethernet/emulex/benet/be_cmds.c</text:p>
      <text:p text:style-name="P1">#<text:tab/>drivers/net/ethernet/emulex/benet/be_cmds.h</text:p>
      <text:p text:style-name="P1"><text:soft-page-break/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#<text:tab/>drivers/net/ethernet/ibm/emac/core.h</text:p>
      <text:p text:style-name="P1">#<text:tab/>drivers/net/ethernet/ibm/emac/mal.c</text:p>
      <text:p text:style-name="P1"><text:soft-page-break/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#<text:tab/>drivers/net/ethernet/intel/fm10k/fm10k_tlv.h</text:p>
      <text:p text:style-name="P1">#<text:tab/>drivers/net/ethernet/intel/fm10k/fm10k_type.h</text:p>
      <text:p text:style-name="P1"><text:soft-page-break/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#<text:tab/>drivers/net/ethernet/intel/igb/e1000_hw.h</text:p>
      <text:p text:style-name="P1">#<text:tab/>drivers/net/ethernet/intel/igb/e1000_i210.c</text:p>
      <text:p text:style-name="P1"><text:soft-page-break/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#<text:tab/>drivers/net/ethernet/intel/ixgbevf/ixgbevf_main.c</text:p>
      <text:p text:style-name="P1">#<text:tab/>drivers/net/ethernet/intel/ixgbevf/mbx.c</text:p>
      <text:p text:style-name="P1"><text:soft-page-break/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#<text:tab/>drivers/net/ethernet/mellanox/mlx4/reset.c</text:p>
      <text:p text:style-name="P1">#<text:tab/>drivers/net/ethernet/mellanox/mlx4/resource_tracker.c</text:p>
      <text:p text:style-name="P1"><text:soft-page-break/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#<text:tab/>drivers/net/ethernet/neterion/vxge/vxge-main.h</text:p>
      <text:p text:style-name="P1">#<text:tab/>drivers/net/ethernet/neterion/vxge/vxge-traffic.c</text:p>
      <text:p text:style-name="P1"><text:soft-page-break/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#<text:tab/>drivers/net/ethernet/qualcomm/emac/emac.h</text:p>
      <text:p text:style-name="P1">#<text:tab/>drivers/net/ethernet/qualcomm/qca_spi.c</text:p>
      <text:p text:style-name="P1"><text:soft-page-break/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#<text:tab/>drivers/net/ethernet/silan/Kconfig</text:p>
      <text:p text:style-name="P1">#<text:tab/>drivers/net/ethernet/sis/Kconfig</text:p>
      <text:p text:style-name="P1"><text:soft-page-break/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#<text:tab/>drivers/net/ethernet/sun/sunbmac.h</text:p>
      <text:p text:style-name="P1">#<text:tab/>drivers/net/ethernet/sun/sungem.c</text:p>
      <text:p text:style-name="P1"><text:soft-page-break/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#<text:tab/>drivers/net/fddi/defxx.h</text:p>
      <text:p text:style-name="P1">#<text:tab/>drivers/net/fddi/skfp/Makefile</text:p>
      <text:p text:style-name="P1"><text:soft-page-break/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#<text:tab/>drivers/net/irda/sir_dev.c</text:p>
      <text:p text:style-name="P1">#<text:tab/>drivers/net/irda/sir_dongle.c</text:p>
      <text:p text:style-name="P1"><text:soft-page-break/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#<text:tab/>drivers/net/phy/vitesse.c</text:p>
      <text:p text:style-name="P1">#<text:tab/>drivers/net/plip/plip.c</text:p>
      <text:p text:style-name="P1"><text:soft-page-break/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#<text:tab/>drivers/net/usb/smsc95xx.h</text:p>
      <text:p text:style-name="P1">#<text:tab/>drivers/net/usb/sr9700.c</text:p>
      <text:p text:style-name="P1"><text:soft-page-break/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#<text:tab/>drivers/net/wireless/ath/ath10k/core.h</text:p>
      <text:p text:style-name="P1">#<text:tab/>drivers/net/wireless/ath/ath10k/debug.c</text:p>
      <text:p text:style-name="P1"><text:soft-page-break/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#<text:tab/>drivers/net/wireless/ath/ath6kl/usb.c</text:p>
      <text:p text:style-name="P1">#<text:tab/>drivers/net/wireless/ath/ath6kl/wmi.c</text:p>
      <text:p text:style-name="P1"><text:soft-page-break/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#<text:tab/>drivers/net/wireless/ath/ath9k/dynack.h</text:p>
      <text:p text:style-name="P1">#<text:tab/>drivers/net/wireless/ath/ath9k/eeprom.c</text:p>
      <text:p text:style-name="P1"><text:soft-page-break/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#<text:tab/>drivers/net/wireless/ath/dfs_pri_detector.c</text:p>
      <text:p text:style-name="P1">#<text:tab/>drivers/net/wireless/ath/regd.c</text:p>
      <text:p text:style-name="P1"><text:soft-page-break/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#<text:tab/>drivers/net/wireless/ti/wl18xx/acx.c</text:p>
      <text:p text:style-name="P1">#<text:tab/>drivers/net/wireless/ti/wl18xx/acx.h</text:p>
      <text:p text:style-name="P1"><text:soft-page-break/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#<text:tab/>drivers/nfc/mei_phy.h</text:p>
      <text:p text:style-name="P1">#<text:tab/>drivers/nfc/microread/Kconfig</text:p>
      <text:p text:style-name="P1"><text:soft-page-break/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#<text:tab/>drivers/parisc/eisa_enumerator.c</text:p>
      <text:p text:style-name="P1">#<text:tab/>drivers/parisc/iommu-helpers.h</text:p>
      <text:p text:style-name="P1"><text:soft-page-break/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#<text:tab/>drivers/pci/hotplug/cpcihp_zt5550.c</text:p>
      <text:p text:style-name="P1">#<text:tab/>drivers/pci/hotplug/cpqphp.h</text:p>
      <text:p text:style-name="P1"><text:soft-page-break/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#<text:tab/>drivers/pci/pcie/portdrv_core.c</text:p>
      <text:p text:style-name="P1">#<text:tab/>drivers/pci/pcie/portdrv_pci.c</text:p>
      <text:p text:style-name="P1"><text:soft-page-break/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#<text:tab/>drivers/pcmcia/xxs1500_ss.c</text:p>
      <text:p text:style-name="P1">#<text:tab/>drivers/pcmcia/yenta_socket.c</text:p>
      <text:p text:style-name="P1"><text:soft-page-break/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#<text:tab/>drivers/pinctrl/freescale/pinctrl-imx.c</text:p>
      <text:p text:style-name="P1">#<text:tab/>drivers/pinctrl/freescale/pinctrl-imx.h</text:p>
      <text:p text:style-name="P1"><text:soft-page-break/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#<text:tab/>drivers/pinctrl/pinctrl-rockchip.c</text:p>
      <text:p text:style-name="P1">#<text:tab/>drivers/pinctrl/pinctrl-single.c</text:p>
      <text:p text:style-name="P1"><text:soft-page-break/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#<text:tab/>drivers/pinctrl/sh-pfc/pinctrl.c</text:p>
      <text:p text:style-name="P1">#<text:tab/>drivers/pinctrl/sh-pfc/sh_pfc.h</text:p>
      <text:p text:style-name="P1"><text:soft-page-break/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#<text:tab/>drivers/platform/x86/asus-nb-wmi.c</text:p>
      <text:p text:style-name="P1">#<text:tab/>drivers/platform/x86/asus-wmi.c</text:p>
      <text:p text:style-name="P1"><text:soft-page-break/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#<text:tab/>drivers/power/Makefile</text:p>
      <text:p text:style-name="P1">#<text:tab/>drivers/power/avs/rockchip-io-domain.c</text:p>
      <text:p text:style-name="P1"><text:soft-page-break/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#<text:tab/>drivers/pwm/pwm-jz4740.c</text:p>
      <text:p text:style-name="P1">#<text:tab/>drivers/pwm/pwm-lp3943.c</text:p>
      <text:p text:style-name="P1"><text:soft-page-break/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#<text:tab/>drivers/regulator/as3711-regulator.c</text:p>
      <text:p text:style-name="P1">#<text:tab/>drivers/regulator/as3722-regulator.c</text:p>
      <text:p text:style-name="P1"><text:soft-page-break/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#<text:tab/>drivers/regulator/s2mpa01.c</text:p>
      <text:p text:style-name="P1">#<text:tab/>drivers/regulator/s2mps11.c</text:p>
      <text:p text:style-name="P1"><text:soft-page-break/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#<text:tab/>drivers/rtc/class.c</text:p>
      <text:p text:style-name="P1">#<text:tab/>drivers/rtc/hctosys.c</text:p>
      <text:p text:style-name="P1"><text:soft-page-break/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#<text:tab/>drivers/rtc/rtc-lp8788.c</text:p>
      <text:p text:style-name="P1">#<text:tab/>drivers/rtc/rtc-lpc32xx.c</text:p>
      <text:p text:style-name="P1"><text:soft-page-break/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#<text:tab/>drivers/rtc/rtc-s35390a.c</text:p>
      <text:p text:style-name="P1">#<text:tab/>drivers/rtc/rtc-s3c.c</text:p>
      <text:p text:style-name="P1"><text:soft-page-break/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#<text:tab/>drivers/s390/char/con3270.c</text:p>
      <text:p text:style-name="P1">#<text:tab/>drivers/s390/char/ctrlchar.c</text:p>
      <text:p text:style-name="P1"><text:soft-page-break/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#<text:tab/>drivers/s390/cio/device.h</text:p>
      <text:p text:style-name="P1">#<text:tab/>drivers/s390/cio/device_fsm.c</text:p>
      <text:p text:style-name="P1"><text:soft-page-break/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#<text:tab/>drivers/s390/scsi/zfcp_def.h</text:p>
      <text:p text:style-name="P1">#<text:tab/>drivers/s390/scsi/zfcp_erp.c</text:p>
      <text:p text:style-name="P1"><text:soft-page-break/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#<text:tab/>drivers/scsi/aic7xxx/aic79xx_osm.c</text:p>
      <text:p text:style-name="P1">#<text:tab/>drivers/scsi/aic7xxx/aic79xx_osm.h</text:p>
      <text:p text:style-name="P1"><text:soft-page-break/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#<text:tab/>drivers/scsi/bfa/bfa_fcs_fcpim.c</text:p>
      <text:p text:style-name="P1">#<text:tab/>drivers/scsi/bfa/bfa_fcs_lport.c</text:p>
      <text:p text:style-name="P1"><text:soft-page-break/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#<text:tab/>drivers/scsi/csiostor/csio_mb.h</text:p>
      <text:p text:style-name="P1">#<text:tab/>drivers/scsi/csiostor/csio_scsi.c</text:p>
      <text:p text:style-name="P1"><text:soft-page-break/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#<text:tab/>drivers/scsi/hpsa.c</text:p>
      <text:p text:style-name="P1">#<text:tab/>drivers/scsi/hpsa.h</text:p>
      <text:p text:style-name="P1"><text:soft-page-break/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#<text:tab/>drivers/scsi/lpfc/lpfc_mbox.c</text:p>
      <text:p text:style-name="P1">#<text:tab/>drivers/scsi/lpfc/lpfc_nportdisc.c</text:p>
      <text:p text:style-name="P1"><text:soft-page-break/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#<text:tab/>drivers/scsi/osd/osd_uld.c</text:p>
      <text:p text:style-name="P1">#<text:tab/>drivers/scsi/osst.c</text:p>
      <text:p text:style-name="P1"><text:soft-page-break/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#<text:tab/>drivers/scsi/qlogicfas.c</text:p>
      <text:p text:style-name="P1">#<text:tab/>drivers/scsi/qlogicpti.c</text:p>
      <text:p text:style-name="P1"><text:soft-page-break/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#<text:tab/>drivers/scsi/ufs/ufshcd-pltfrm.c</text:p>
      <text:p text:style-name="P1">#<text:tab/>drivers/scsi/ufs/ufshcd.c</text:p>
      <text:p text:style-name="P1"><text:soft-page-break/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#<text:tab/>drivers/spi/Makefile</text:p>
      <text:p text:style-name="P1">#<text:tab/>drivers/spi/spi-adi-v3.c</text:p>
      <text:p text:style-name="P1"><text:soft-page-break/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#<text:tab/>drivers/spi/spi-qup.c</text:p>
      <text:p text:style-name="P1">#<text:tab/>drivers/spi/spi-rockchip.c</text:p>
      <text:p text:style-name="P1"><text:soft-page-break/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#<text:tab/>drivers/staging/android/ion/ion_carveout_heap.c</text:p>
      <text:p text:style-name="P1">#<text:tab/>drivers/staging/android/ion/ion_chunk_heap.c</text:p>
      <text:p text:style-name="P1"><text:soft-page-break/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#<text:tab/>drivers/staging/comedi/drivers/adl_pci9111.c</text:p>
      <text:p text:style-name="P1">#<text:tab/>drivers/staging/comedi/drivers/adl_pci9118.c</text:p>
      <text:p text:style-name="P1"><text:soft-page-break/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#<text:tab/>drivers/staging/comedi/drivers/dyna_pci10xx.c</text:p>
      <text:p text:style-name="P1">#<text:tab/>drivers/staging/comedi/drivers/fl512.c</text:p>
      <text:p text:style-name="P1"><text:soft-page-break/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#<text:tab/>drivers/staging/comedi/drivers/pcmda12.c</text:p>
      <text:p text:style-name="P1">#<text:tab/>drivers/staging/comedi/drivers/pcmmio.c</text:p>
      <text:p text:style-name="P1"><text:soft-page-break/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#<text:tab/>drivers/staging/gdm724x/gdm_usb.h</text:p>
      <text:p text:style-name="P1">#<text:tab/>drivers/staging/gdm724x/hci_packet.h</text:p>
      <text:p text:style-name="P1"><text:soft-page-break/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#<text:tab/>drivers/staging/iio/cdc/ad7746.c</text:p>
      <text:p text:style-name="P1">#<text:tab/>drivers/staging/iio/frequency/ad9832.c</text:p>
      <text:p text:style-name="P1"><text:soft-page-break/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#<text:tab/>drivers/staging/lustre/include/linux/libcfs/linux/linux-time.h</text:p>
      <text:p text:style-name="P1">#<text:tab/>drivers/staging/lustre/include/linux/lnet/api.h</text:p>
      <text:p text:style-name="P1"><text:soft-page-break/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#<text:tab/>drivers/staging/lustre/lustre/fid/Makefile</text:p>
      <text:p text:style-name="P1">#<text:tab/>drivers/staging/lustre/lustre/fid/fid_internal.h</text:p>
      <text:p text:style-name="P1"><text:soft-page-break/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#<text:tab/>drivers/staging/lustre/lustre/ldlm/ldlm_lock.c</text:p>
      <text:p text:style-name="P1">#<text:tab/>drivers/staging/lustre/lustre/ldlm/ldlm_lockd.c</text:p>
      <text:p text:style-name="P1"><text:soft-page-break/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#<text:tab/>drivers/staging/lustre/lustre/lov/lovsub_io.c</text:p>
      <text:p text:style-name="P1">#<text:tab/>drivers/staging/lustre/lustre/lov/lovsub_lock.c</text:p>
      <text:p text:style-name="P1"><text:soft-page-break/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#<text:tab/>drivers/staging/lustre/lustre/osc/osc_internal.h</text:p>
      <text:p text:style-name="P1">#<text:tab/>drivers/staging/lustre/lustre/osc/osc_io.c</text:p>
      <text:p text:style-name="P1"><text:soft-page-break/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#<text:tab/>drivers/staging/media/davinci_vpfe/vpfe_mc_capture.h</text:p>
      <text:p text:style-name="P1">#<text:tab/>drivers/staging/media/davinci_vpfe/vpfe_video.c</text:p>
      <text:p text:style-name="P1"><text:soft-page-break/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#<text:tab/>drivers/staging/octeon/ethernet-mem.c</text:p>
      <text:p text:style-name="P1">#<text:tab/>drivers/staging/octeon/ethernet-mem.h</text:p>
      <text:p text:style-name="P1"><text:soft-page-break/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#<text:tab/>drivers/staging/rtl8188eu/hal/rtl8188e_dm.c</text:p>
      <text:p text:style-name="P1">#<text:tab/>drivers/staging/rtl8188eu/hal/rtl8188e_hal_init.c</text:p>
      <text:p text:style-name="P1"><text:soft-page-break/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#<text:tab/>drivers/staging/rtl8188eu/include/rtw_led.h</text:p>
      <text:p text:style-name="P1">#<text:tab/>drivers/staging/rtl8188eu/include/rtw_mlme.h</text:p>
      <text:p text:style-name="P1"><text:soft-page-break/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#<text:tab/>drivers/staging/rtl8192e/rtl8192e/rtl_pci.h</text:p>
      <text:p text:style-name="P1">#<text:tab/>drivers/staging/rtl8192e/rtl8192e/rtl_pm.c</text:p>
      <text:p text:style-name="P1"><text:soft-page-break/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#<text:tab/>drivers/staging/rtl8192u/r8192U_hw.h</text:p>
      <text:p text:style-name="P1">#<text:tab/>drivers/staging/rtl8192u/r8192U_wx.c</text:p>
      <text:p text:style-name="P1"><text:soft-page-break/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#<text:tab/>drivers/staging/rtl8712/rtl871x_mp_ioctl.h</text:p>
      <text:p text:style-name="P1">#<text:tab/>drivers/staging/rtl8712/rtl871x_mp_phy_regdef.h</text:p>
      <text:p text:style-name="P1"><text:soft-page-break/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#<text:tab/>drivers/staging/speakup/buffers.c</text:p>
      <text:p text:style-name="P1">#<text:tab/>drivers/staging/speakup/devsynth.c</text:p>
      <text:p text:style-name="P1"><text:soft-page-break/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#<text:tab/>drivers/staging/vt6655/card.c</text:p>
      <text:p text:style-name="P1">#<text:tab/>drivers/staging/vt6655/card.h</text:p>
      <text:p text:style-name="P1"><text:soft-page-break/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#<text:tab/>drivers/staging/vt6656/wcmd.h</text:p>
      <text:p text:style-name="P1">#<text:tab/>drivers/staging/wlan-ng/cfg80211.c</text:p>
      <text:p text:style-name="P1"><text:soft-page-break/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#<text:tab/>drivers/target/iscsi/iscsi_target_seq_pdu_list.c</text:p>
      <text:p text:style-name="P1">#<text:tab/>drivers/target/iscsi/iscsi_target_stat.c</text:p>
      <text:p text:style-name="P1"><text:soft-page-break/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#<text:tab/>drivers/thermal/fair_share.c</text:p>
      <text:p text:style-name="P1">#<text:tab/>drivers/thermal/gov_bang_bang.c</text:p>
      <text:p text:style-name="P1"><text:soft-page-break/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#<text:tab/>drivers/tty/hvc/hvc_console.c</text:p>
      <text:p text:style-name="P1">#<text:tab/>drivers/tty/hvc/hvc_console.h</text:p>
      <text:p text:style-name="P1"><text:soft-page-break/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#<text:tab/>drivers/tty/serial/Kconfig</text:p>
      <text:p text:style-name="P1">#<text:tab/>drivers/tty/serial/Makefile</text:p>
      <text:p text:style-name="P1"><text:soft-page-break/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#<text:tab/>drivers/tty/serial/pmac_zilog.c</text:p>
      <text:p text:style-name="P1">#<text:tab/>drivers/tty/serial/pnx8xxx_uart.c</text:p>
      <text:p text:style-name="P1"><text:soft-page-break/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#<text:tab/>drivers/uio/uio_dmem_genirq.c</text:p>
      <text:p text:style-name="P1">#<text:tab/>drivers/uio/uio_pci_generic.c</text:p>
      <text:p text:style-name="P1"><text:soft-page-break/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#<text:tab/>drivers/usb/core/hub.h</text:p>
      <text:p text:style-name="P1">#<text:tab/>drivers/usb/core/message.c</text:p>
      <text:p text:style-name="P1"><text:soft-page-break/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#<text:tab/>drivers/usb/gadget/function/f_ecm.c</text:p>
      <text:p text:style-name="P1">#<text:tab/>drivers/usb/gadget/function/f_eem.c</text:p>
      <text:p text:style-name="P1"><text:soft-page-break/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#<text:tab/>drivers/usb/gadget/legacy/multi.c</text:p>
      <text:p text:style-name="P1">#<text:tab/>drivers/usb/gadget/legacy/ncm.c</text:p>
      <text:p text:style-name="P1"><text:soft-page-break/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#<text:tab/>drivers/usb/host/ehci-grlib.c</text:p>
      <text:p text:style-name="P1">#<text:tab/>drivers/usb/host/ehci-hcd.c</text:p>
      <text:p text:style-name="P1"><text:soft-page-break/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#<text:tab/>drivers/usb/host/ohci-sa1111.c</text:p>
      <text:p text:style-name="P1">#<text:tab/>drivers/usb/host/ohci-sm501.c</text:p>
      <text:p text:style-name="P1"><text:soft-page-break/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#<text:tab/>drivers/usb/misc/ldusb.c</text:p>
      <text:p text:style-name="P1">#<text:tab/>drivers/usb/misc/legousbtower.c</text:p>
      <text:p text:style-name="P1"><text:soft-page-break/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#<text:tab/>drivers/usb/phy/phy-am335x.c</text:p>
      <text:p text:style-name="P1">#<text:tab/>drivers/usb/phy/phy-fsl-usb.c</text:p>
      <text:p text:style-name="P1"><text:soft-page-break/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#<text:tab/>drivers/usb/serial/keyspan_pda.c</text:p>
      <text:p text:style-name="P1">#<text:tab/>drivers/usb/serial/kl5kusb105.c</text:p>
      <text:p text:style-name="P1"><text:soft-page-break/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#<text:tab/>drivers/usb/storage/transport.c</text:p>
      <text:p text:style-name="P1">#<text:tab/>drivers/usb/storage/transport.h</text:p>
      <text:p text:style-name="P1"><text:soft-page-break/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#<text:tab/>drivers/uwb/lc-rc.c</text:p>
      <text:p text:style-name="P1">#<text:tab/>drivers/uwb/neh.c</text:p>
      <text:p text:style-name="P1"><text:soft-page-break/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#<text:tab/>drivers/video/backlight/s6e63m0.c</text:p>
      <text:p text:style-name="P1">#<text:tab/>drivers/video/backlight/tdo24m.c</text:p>
      <text:p text:style-name="P1"><text:soft-page-break/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#<text:tab/>drivers/video/fbdev/clps711x-fb.c</text:p>
      <text:p text:style-name="P1">#<text:tab/>drivers/video/fbdev/clps711xfb.c</text:p>
      <text:p text:style-name="P1"><text:soft-page-break/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#<text:tab/>drivers/video/fbdev/mb862xx/mb862xxfbdrv.c</text:p>
      <text:p text:style-name="P1">#<text:tab/>drivers/video/fbdev/metronomefb.c</text:p>
      <text:p text:style-name="P1"><text:soft-page-break/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#<text:tab/>drivers/video/fbdev/riva/fbdev.c</text:p>
      <text:p text:style-name="P1">#<text:tab/>drivers/video/fbdev/riva/rivafb.h</text:p>
      <text:p text:style-name="P1"><text:soft-page-break/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#<text:tab/>drivers/virt/fsl_hypervisor.c</text:p>
      <text:p text:style-name="P1">#<text:tab/>drivers/virtio/Kconfig</text:p>
      <text:p text:style-name="P1"><text:soft-page-break/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#<text:tab/>drivers/watchdog/bcm_kona_wdt.c</text:p>
      <text:p text:style-name="P1">#<text:tab/>drivers/watchdog/bfin_wdt.c</text:p>
      <text:p text:style-name="P1"><text:soft-page-break/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#<text:tab/>drivers/watchdog/sch311x_wdt.c</text:p>
      <text:p text:style-name="P1">#<text:tab/>drivers/watchdog/shwdt.c</text:p>
      <text:p text:style-name="P1"><text:soft-page-break/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#<text:tab/>drivers/xen/xen-pciback/conf_space.c</text:p>
      <text:p text:style-name="P1">#<text:tab/>drivers/xen/xen-pciback/conf_space_capability.c</text:p>
      <text:p text:style-name="P1"><text:soft-page-break/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#<text:tab/>fs/adfs/inode.c</text:p>
      <text:p text:style-name="P1">#<text:tab/>fs/adfs/super.c</text:p>
      <text:p text:style-name="P1"><text:soft-page-break/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#<text:tab/>fs/bfs/file.c</text:p>
      <text:p text:style-name="P1">#<text:tab/>fs/bfs/inode.c</text:p>
      <text:p text:style-name="P1"><text:soft-page-break/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#<text:tab/>fs/btrfs/math.h</text:p>
      <text:p text:style-name="P1">#<text:tab/>fs/btrfs/ordered-data.c</text:p>
      <text:p text:style-name="P1"><text:soft-page-break/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#<text:tab/>fs/ceph/cache.h</text:p>
      <text:p text:style-name="P1">#<text:tab/>fs/ceph/caps.c</text:p>
      <text:p text:style-name="P1"><text:soft-page-break/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#<text:tab/>fs/cifs/smb2proto.h</text:p>
      <text:p text:style-name="P1">#<text:tab/>fs/cifs/smb2transport.c</text:p>
      <text:p text:style-name="P1"><text:soft-page-break/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#<text:tab/>fs/dlm/plock.c</text:p>
      <text:p text:style-name="P1">#<text:tab/>fs/dlm/user.c</text:p>
      <text:p text:style-name="P1"><text:soft-page-break/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#<text:tab/>fs/ext2/xattr.c</text:p>
      <text:p text:style-name="P1">#<text:tab/>fs/ext2/xattr.h</text:p>
      <text:p text:style-name="P1"><text:soft-page-break/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#<text:tab/>fs/f2fs/file.c</text:p>
      <text:p text:style-name="P1">#<text:tab/>fs/f2fs/gc.c</text:p>
      <text:p text:style-name="P1"><text:soft-page-break/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#<text:tab/>fs/fscache/internal.h</text:p>
      <text:p text:style-name="P1">#<text:tab/>fs/fscache/netfs.c</text:p>
      <text:p text:style-name="P1"><text:soft-page-break/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#<text:tab/>fs/gfs2/xattr.c</text:p>
      <text:p text:style-name="P1">#<text:tab/>fs/gfs2/xattr.h</text:p>
      <text:p text:style-name="P1"><text:soft-page-break/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#<text:tab/>fs/hpfs/namei.c</text:p>
      <text:p text:style-name="P1">#<text:tab/>fs/hpfs/super.c</text:p>
      <text:p text:style-name="P1"><text:soft-page-break/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#<text:tab/>fs/jfs/jfs_imap.c</text:p>
      <text:p text:style-name="P1">#<text:tab/>fs/jfs/jfs_incore.h</text:p>
      <text:p text:style-name="P1"><text:soft-page-break/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#<text:tab/>fs/minix/itree_v1.c</text:p>
      <text:p text:style-name="P1">#<text:tab/>fs/minix/itree_v2.c</text:p>
      <text:p text:style-name="P1"><text:soft-page-break/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#<text:tab/>fs/nfs/nfs3xdr.c</text:p>
      <text:p text:style-name="P1">#<text:tab/>fs/nfs/nfs42.h</text:p>
      <text:p text:style-name="P1"><text:soft-page-break/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#<text:tab/>fs/nfsd/nfs4xdr.c</text:p>
      <text:p text:style-name="P1">#<text:tab/>fs/nfsd/nfscache.c</text:p>
      <text:p text:style-name="P1"><text:soft-page-break/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#<text:tab/>fs/nilfs2/sysfs.h</text:p>
      <text:p text:style-name="P1">#<text:tab/>fs/nilfs2/the_nilfs.c</text:p>
      <text:p text:style-name="P1"><text:soft-page-break/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#<text:tab/>fs/ocfs2/dir.h</text:p>
      <text:p text:style-name="P1">#<text:tab/>fs/ocfs2/dlm/dlmast.c</text:p>
      <text:p text:style-name="P1"><text:soft-page-break/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#<text:tab/>fs/omfs/file.c</text:p>
      <text:p text:style-name="P1">#<text:tab/>fs/omfs/inode.c</text:p>
      <text:p text:style-name="P1"><text:soft-page-break/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#<text:tab/>fs/qnx6/qnx6.h</text:p>
      <text:p text:style-name="P1">#<text:tab/>fs/quota/Kconfig</text:p>
      <text:p text:style-name="P1"><text:soft-page-break/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#<text:tab/>fs/squashfs/namei.c</text:p>
      <text:p text:style-name="P1">#<text:tab/>fs/squashfs/page_actor.c</text:p>
      <text:p text:style-name="P1"><text:soft-page-break/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#<text:tab/>fs/udf/partition.c</text:p>
      <text:p text:style-name="P1">#<text:tab/>fs/udf/super.c</text:p>
      <text:p text:style-name="P1"><text:soft-page-break/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#<text:tab/>fs/xfs/libxfs/xfs_ialloc.c</text:p>
      <text:p text:style-name="P1">#<text:tab/>fs/xfs/libxfs/xfs_ialloc.h</text:p>
      <text:p text:style-name="P1"><text:soft-page-break/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#<text:tab/>fs/xfs/xfs_inode.c</text:p>
      <text:p text:style-name="P1">#<text:tab/>fs/xfs/xfs_inode.h</text:p>
      <text:p text:style-name="P1"><text:soft-page-break/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#<text:tab/>include/acpi/acexcep.h</text:p>
      <text:p text:style-name="P1">#<text:tab/>include/acpi/acnames.h</text:p>
      <text:p text:style-name="P1"><text:soft-page-break/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#<text:tab/>include/asm-generic/rwsem.h</text:p>
      <text:p text:style-name="P1">#<text:tab/>include/asm-generic/seccomp.h</text:p>
      <text:p text:style-name="P1"><text:soft-page-break/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#<text:tab/>include/drm/drm_panel.h</text:p>
      <text:p text:style-name="P1">#<text:tab/>include/drm/drm_plane_helper.h</text:p>
      <text:p text:style-name="P1"><text:soft-page-break/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#<text:tab/>include/dt-bindings/pinctrl/omap.h</text:p>
      <text:p text:style-name="P1">#<text:tab/>include/dt-bindings/reset/qcom,gcc-ipq806x.h</text:p>
      <text:p text:style-name="P1"><text:soft-page-break/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#<text:tab/>include/linux/bitmap.h</text:p>
      <text:p text:style-name="P1">#<text:tab/>include/linux/bitops.h</text:p>
      <text:p text:style-name="P1"><text:soft-page-break/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#<text:tab/>include/linux/compat.h</text:p>
      <text:p text:style-name="P1">#<text:tab/>include/linux/compiler-clang.h</text:p>
      <text:p text:style-name="P1"><text:soft-page-break/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#<text:tab/>include/linux/dmar.h</text:p>
      <text:p text:style-name="P1">#<text:tab/>include/linux/dmi.h</text:p>
      <text:p text:style-name="P1"><text:soft-page-break/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#<text:tab/>include/linux/genalloc.h</text:p>
      <text:p text:style-name="P1">#<text:tab/>include/linux/genetlink.h</text:p>
      <text:p text:style-name="P1"><text:soft-page-break/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#<text:tab/>include/linux/iio/adc/ad_sigma_delta.h</text:p>
      <text:p text:style-name="P1">#<text:tab/>include/linux/iio/buffer.h</text:p>
      <text:p text:style-name="P1"><text:soft-page-break/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#<text:tab/>include/linux/jump_label.h</text:p>
      <text:p text:style-name="P1">#<text:tab/>include/linux/jump_label_ratelimit.h</text:p>
      <text:p text:style-name="P1"><text:soft-page-break/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#<text:tab/>include/linux/marvell_phy.h</text:p>
      <text:p text:style-name="P1">#<text:tab/>include/linux/math64.h</text:p>
      <text:p text:style-name="P1"><text:soft-page-break/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#<text:tab/>include/linux/mfd/rn5t618.h</text:p>
      <text:p text:style-name="P1">#<text:tab/>include/linux/mfd/rtsx_pci.h</text:p>
      <text:p text:style-name="P1"><text:soft-page-break/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#<text:tab/>include/linux/mmc/sdio_func.h</text:p>
      <text:p text:style-name="P1">#<text:tab/>include/linux/mmc/sdio_ids.h</text:p>
      <text:p text:style-name="P1"><text:soft-page-break/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#<text:tab/>include/linux/netfilter_ipv6.h</text:p>
      <text:p text:style-name="P1">#<text:tab/>include/linux/netfilter_ipv6/ip6_tables.h</text:p>
      <text:p text:style-name="P1"><text:soft-page-break/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#<text:tab/>include/linux/percpu-rwsem.h</text:p>
      <text:p text:style-name="P1">#<text:tab/>include/linux/percpu.h</text:p>
      <text:p text:style-name="P1"><text:soft-page-break/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#<text:tab/>include/linux/platform_data/remoteproc-omap.h</text:p>
      <text:p text:style-name="P1">#<text:tab/>include/linux/platform_data/s3c-hsotg.h</text:p>
      <text:p text:style-name="P1"><text:soft-page-break/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#<text:tab/>include/linux/radix-tree.h</text:p>
      <text:p text:style-name="P1">#<text:tab/>include/linux/raid/pq.h</text:p>
      <text:p text:style-name="P1"><text:soft-page-break/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#<text:tab/>include/linux/selinux.h</text:p>
      <text:p text:style-name="P1">#<text:tab/>include/linux/sem.h</text:p>
      <text:p text:style-name="P1"><text:soft-page-break/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#<text:tab/>include/linux/stop_machine.h</text:p>
      <text:p text:style-name="P1">#<text:tab/>include/linux/string.h</text:p>
      <text:p text:style-name="P1"><text:soft-page-break/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#<text:tab/>include/linux/tpm.h</text:p>
      <text:p text:style-name="P1">#<text:tab/>include/linux/trace_seq.h</text:p>
      <text:p text:style-name="P1"><text:soft-page-break/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#<text:tab/>include/linux/videodev2.h</text:p>
      <text:p text:style-name="P1">#<text:tab/>include/linux/virtio.h</text:p>
      <text:p text:style-name="P1"><text:soft-page-break/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#<text:tab/>include/media/v4l2-ioctl.h</text:p>
      <text:p text:style-name="P1">#<text:tab/>include/media/v4l2-mediabus.h</text:p>
      <text:p text:style-name="P1"><text:soft-page-break/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#<text:tab/>include/net/gre.h</text:p>
      <text:p text:style-name="P1">#<text:tab/>include/net/gro_cells.h</text:p>
      <text:p text:style-name="P1"><text:soft-page-break/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#<text:tab/>include/net/netfilter/nf_conntrack_l3proto.h</text:p>
      <text:p text:style-name="P1">#<text:tab/>include/net/netfilter/nf_conntrack_l4proto.h</text:p>
      <text:p text:style-name="P1"><text:soft-page-break/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#<text:tab/>include/net/sctp/constants.h</text:p>
      <text:p text:style-name="P1">#<text:tab/>include/net/sctp/sctp.h</text:p>
      <text:p text:style-name="P1"><text:soft-page-break/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#<text:tab/>include/scsi/scsi_devinfo.h</text:p>
      <text:p text:style-name="P1">#<text:tab/>include/scsi/scsi_dh.h</text:p>
      <text:p text:style-name="P1"><text:soft-page-break/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#<text:tab/>include/sound/soc.h</text:p>
      <text:p text:style-name="P1">#<text:tab/>include/sound/spear_dma.h</text:p>
      <text:p text:style-name="P1"><text:soft-page-break/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#<text:tab/>include/trace/events/tlb.h</text:p>
      <text:p text:style-name="P1">#<text:tab/>include/trace/events/v4l2.h</text:p>
      <text:p text:style-name="P1"><text:soft-page-break/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#<text:tab/>include/uapi/linux/can.h</text:p>
      <text:p text:style-name="P1">#<text:tab/>include/uapi/linux/can/bcm.h</text:p>
      <text:p text:style-name="P1"><text:soft-page-break/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#<text:tab/>include/uapi/linux/inet_diag.h</text:p>
      <text:p text:style-name="P1">#<text:tab/>include/uapi/linux/input-event-codes.h</text:p>
      <text:p text:style-name="P1"><text:soft-page-break/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#<text:tab/>include/uapi/linux/netfilter/xt_CT.h</text:p>
      <text:p text:style-name="P1">#<text:tab/>include/uapi/linux/netfilter/xt_HMARK.h</text:p>
      <text:p text:style-name="P1"><text:soft-page-break/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#<text:tab/>include/uapi/linux/raid/md_p.h</text:p>
      <text:p text:style-name="P1">#<text:tab/>include/uapi/linux/raid/md_u.h</text:p>
      <text:p text:style-name="P1"><text:soft-page-break/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#<text:tab/>include/uapi/linux/v4l2-common.h</text:p>
      <text:p text:style-name="P1">#<text:tab/>include/uapi/linux/v4l2-controls.h</text:p>
      <text:p text:style-name="P1"><text:soft-page-break/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#<text:tab/>include/xen/interface/features.h</text:p>
      <text:p text:style-name="P1">#<text:tab/>include/xen/interface/grant_table.h</text:p>
      <text:p text:style-name="P1"><text:soft-page-break/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#<text:tab/>kernel/capability.c</text:p>
      <text:p text:style-name="P1">#<text:tab/>kernel/cgroup.c</text:p>
      <text:p text:style-name="P1"><text:soft-page-break/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#<text:tab/>kernel/irq/resend.c</text:p>
      <text:p text:style-name="P1">#<text:tab/>kernel/irq/settings.h</text:p>
      <text:p text:style-name="P1"><text:soft-page-break/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#<text:tab/>kernel/power/swap.c</text:p>
      <text:p text:style-name="P1">#<text:tab/>kernel/power/wakelock.c</text:p>
      <text:p text:style-name="P1"><text:soft-page-break/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#<text:tab/>kernel/smpboot.h</text:p>
      <text:p text:style-name="P1">#<text:tab/>kernel/softirq.c</text:p>
      <text:p text:style-name="P1"><text:soft-page-break/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#<text:tab/>kernel/trace/trace_branch.c</text:p>
      <text:p text:style-name="P1">#<text:tab/>kernel/trace/trace_clock.c</text:p>
      <text:p text:style-name="P1"><text:soft-page-break/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#<text:tab/>lib/bug.c</text:p>
      <text:p text:style-name="P1">#<text:tab/>lib/checksum.c</text:p>
      <text:p text:style-name="P1"><text:soft-page-break/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#<text:tab/>lib/list_sort.c</text:p>
      <text:p text:style-name="P1">#<text:tab/>lib/llist.c</text:p>
      <text:p text:style-name="P1"><text:soft-page-break/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#<text:tab/>lib/strncpy_from_user.c</text:p>
      <text:p text:style-name="P1">#<text:tab/>lib/strnlen_user.c</text:p>
      <text:p text:style-name="P1"><text:soft-page-break/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#<text:tab/>mm/list_lru.c</text:p>
      <text:p text:style-name="P1">#<text:tab/>mm/maccess.c</text:p>
      <text:p text:style-name="P1"><text:soft-page-break/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#<text:tab/>mm/vmalloc.c</text:p>
      <text:p text:style-name="P1">#<text:tab/>mm/vmpressure.c</text:p>
      <text:p text:style-name="P1"><text:soft-page-break/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#<text:tab/>net/ax25/ax25_out.c</text:p>
      <text:p text:style-name="P1">#<text:tab/>net/ax25/ax25_route.c</text:p>
      <text:p text:style-name="P1"><text:soft-page-break/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#<text:tab/>net/bluetooth/a2mp.c</text:p>
      <text:p text:style-name="P1">#<text:tab/>net/bluetooth/a2mp.h</text:p>
      <text:p text:style-name="P1"><text:soft-page-break/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#<text:tab/>net/bridge/br_vlan.c</text:p>
      <text:p text:style-name="P1">#<text:tab/>net/bridge/netfilter/ebt_802_3.c</text:p>
      <text:p text:style-name="P1"><text:soft-page-break/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#<text:tab/>net/ceph/osdmap.c</text:p>
      <text:p text:style-name="P1">#<text:tab/>net/ceph/pagelist.c</text:p>
      <text:p text:style-name="P1"><text:soft-page-break/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#<text:tab/>net/dccp/minisocks.c</text:p>
      <text:p text:style-name="P1">#<text:tab/>net/dccp/options.c</text:p>
      <text:p text:style-name="P1"><text:soft-page-break/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#<text:tab/>net/ipv4/cipso_ipv4.c</text:p>
      <text:p text:style-name="P1">#<text:tab/>net/ipv4/datagram.c</text:p>
      <text:p text:style-name="P1"><text:soft-page-break/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#<text:tab/>net/ipv4/netfilter/nf_conntrack_proto_icmp.c</text:p>
      <text:p text:style-name="P1">#<text:tab/>net/ipv4/netfilter/nf_defrag_ipv4.c</text:p>
      <text:p text:style-name="P1"><text:soft-page-break/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#<text:tab/>net/ipv4/udp_diag.c</text:p>
      <text:p text:style-name="P1">#<text:tab/>net/ipv4/udp_impl.h</text:p>
      <text:p text:style-name="P1"><text:soft-page-break/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#<text:tab/>net/ipv6/netfilter/ip6table_nat.c</text:p>
      <text:p text:style-name="P1">#<text:tab/>net/ipv6/netfilter/ip6table_raw.c</text:p>
      <text:p text:style-name="P1"><text:soft-page-break/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#<text:tab/>net/irda/ircomm/ircomm_tty_ioctl.c</text:p>
      <text:p text:style-name="P1">#<text:tab/>net/irda/irda_device.c</text:p>
      <text:p text:style-name="P1"><text:soft-page-break/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#<text:tab/>net/llc/llc_s_ac.c</text:p>
      <text:p text:style-name="P1">#<text:tab/>net/llc/llc_s_st.c</text:p>
      <text:p text:style-name="P1"><text:soft-page-break/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#<text:tab/>net/mac80211/sta_info.c</text:p>
      <text:p text:style-name="P1">#<text:tab/>net/mac80211/sta_info.h</text:p>
      <text:p text:style-name="P1"><text:soft-page-break/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#<text:tab/>net/netfilter/ipvs/ip_vs_app.c</text:p>
      <text:p text:style-name="P1">#<text:tab/>net/netfilter/ipvs/ip_vs_conn.c</text:p>
      <text:p text:style-name="P1"><text:soft-page-break/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#<text:tab/>net/netfilter/nf_nat_core.c</text:p>
      <text:p text:style-name="P1">#<text:tab/>net/netfilter/nf_nat_proto_dccp.c</text:p>
      <text:p text:style-name="P1"><text:soft-page-break/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#<text:tab/>net/netfilter/xt_connlimit.c</text:p>
      <text:p text:style-name="P1">#<text:tab/>net/netfilter/xt_connmark.c</text:p>
      <text:p text:style-name="P1"><text:soft-page-break/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#<text:tab/>net/nfc/nci/core.c</text:p>
      <text:p text:style-name="P1">#<text:tab/>net/nfc/nci/data.c</text:p>
      <text:p text:style-name="P1"><text:soft-page-break/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#<text:tab/>net/rds/page.c</text:p>
      <text:p text:style-name="P1">#<text:tab/>net/rds/rdma.c</text:p>
      <text:p text:style-name="P1"><text:soft-page-break/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#<text:tab/>net/sched/cls_tcindex.c</text:p>
      <text:p text:style-name="P1">#<text:tab/>net/sched/cls_u32.c</text:p>
      <text:p text:style-name="P1"><text:soft-page-break/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#<text:tab/>net/sctp/sm_sideeffect.c</text:p>
      <text:p text:style-name="P1">#<text:tab/>net/sctp/sm_statefuns.c</text:p>
      <text:p text:style-name="P1"><text:soft-page-break/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#<text:tab/>net/sunrpc/xprtrdma/transport.c</text:p>
      <text:p text:style-name="P1">#<text:tab/>net/sunrpc/xprtrdma/verbs.c</text:p>
      <text:p text:style-name="P1"><text:soft-page-break/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#<text:tab/>net/wireless/Makefile</text:p>
      <text:p text:style-name="P1">#<text:tab/>net/wireless/ap.c</text:p>
      <text:p text:style-name="P1"><text:soft-page-break/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#<text:tab/>samples/kprobes/kretprobe_example.c</text:p>
      <text:p text:style-name="P1">#<text:tab/>samples/mic/mpssd/micctrl</text:p>
      <text:p text:style-name="P1"><text:soft-page-break/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>#<text:tab/>scripts/Kbuild.include</text:p>
      <text:p text:style-name="P1">#<text:tab/>scripts/Lindent</text:p>
      <text:p text:style-name="P1">#<text:tab/>scripts/Makefile</text:p>
      <text:p text:style-name="P1">#<text:tab/>scripts/Makefile.asm-generic</text:p>
      <text:p text:style-name="P1">#<text:tab/>scripts/Makefile.build</text:p>
      <text:p text:style-name="P1">#<text:tab/>scripts/Makefile.clean</text:p>
      <text:p text:style-name="P1">#<text:tab/>scripts/Makefile.dtbinst</text:p>
      <text:p text:style-name="P1">#<text:tab/>scripts/Makefile.extrawarn</text:p>
      <text:p text:style-name="P1">#<text:tab/>scripts/Makefile.fwinst</text:p>
      <text:p text:style-name="P1">#<text:tab/>scripts/Makefile.headersinst</text:p>
      <text:p text:style-name="P1">#<text:tab/>scripts/Makefile.host</text:p>
      <text:p text:style-name="P1">#<text:tab/>scripts/Makefile.kasan</text:p>
      <text:p text:style-name="P1">#<text:tab/>scripts/Makefile.lib</text:p>
      <text:p text:style-name="P1">#<text:tab/>scripts/Makefile.modinst</text:p>
      <text:p text:style-name="P1">#<text:tab/>scripts/Makefile.modpost</text:p>
      <text:p text:style-name="P1">#<text:tab/>scripts/Makefile.ubsan</text:p>
      <text:p text:style-name="P1">#<text:tab/>scripts/analyze_suspend.py</text:p>
      <text:p text:style-name="P1">#<text:tab/>scripts/asn1_compiler.c</text:p>
      <text:p text:style-name="P1">#<text:tab/>scripts/basic/bin2c.c</text:p>
      <text:p text:style-name="P1">#<text:tab/>scripts/basic/fixdep.c</text:p>
      <text:p text:style-name="P1">#<text:tab/>scripts/bloat-o-meter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<text:soft-page-break/>#<text:tab/>scripts/coccinelle/tests/odd_ptr_err.cocci</text:p>
      <text:p text:style-name="P1">#<text:tab/>scripts/config</text:p>
      <text:p text:style-name="P1">#<text:tab/>scripts/decode_stacktrace.sh</text:p>
      <text:p text:style-name="P1">#<text:tab/>scripts/decodecode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<text:soft-page-break/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>#<text:tab/>scripts/kernel-doc</text:p>
      <text:p text:style-name="P1">#<text:tab/>scripts/ld-version.sh</text:p>
      <text:p text:style-name="P1">#<text:tab/>scripts/link-vmlinux.sh</text:p>
      <text:p text:style-name="P1">#<text:tab/>scripts/mksysmap</text:p>
      <text:p text:style-name="P1">#<text:tab/>scripts/mod/Makefile</text:p>
      <text:p text:style-name="P1">#<text:tab/>scripts/mod/devicetable-offsets.c</text:p>
      <text:p text:style-name="P1">#<text:tab/>scripts/mod/file2alias.c</text:p>
      <text:p text:style-name="P1">#<text:tab/>scripts/mod/modpost.c</text:p>
      <text:p text:style-name="P1">#<text:tab/>scripts/mod/modpost.h</text:p>
      <text:p text:style-name="P1">#<text:tab/>scripts/module-common.lds</text:p>
      <text:p text:style-name="P1">#<text:tab/>scripts/namespace.pl</text:p>
      <text:p text:style-name="P1">#<text:tab/>scripts/package/Makefile</text:p>
      <text:p text:style-name="P1">#<text:tab/>scripts/package/builddeb</text:p>
      <text:p text:style-name="P1">#<text:tab/>scripts/package/mkspec</text:p>
      <text:p text:style-name="P1">#<text:tab/>scripts/recordmcount.c</text:p>
      <text:p text:style-name="P1">#<text:tab/>scripts/recordmcount.h</text:p>
      <text:p text:style-name="P1">#<text:tab/>scripts/recordmcount.pl</text:p>
      <text:p text:style-name="P1">#<text:tab/>scripts/selinux/mdp/mdp.c</text:p>
      <text:p text:style-name="P1">#<text:tab/>scripts/setlocalversion</text:p>
      <text:p text:style-name="P1">#<text:tab/>scripts/sortextable.c</text:p>
      <text:p text:style-name="P1">#<text:tab/>scripts/sortextable.h</text:p>
      <text:p text:style-name="P1">#<text:tab/>scripts/spelling.txt</text:p>
      <text:p text:style-name="P1">#<text:tab/>scripts/unifdef.c</text:p>
      <text:p text:style-name="P1">#<text:tab/>scripts/ver_linux</text:p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<text:soft-page-break/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<text:soft-page-break/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<text:soft-page-break/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<text:soft-page-break/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<text:soft-page-break/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<text:soft-page-break/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<text:soft-page-break/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<text:soft-page-break/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<text:soft-page-break/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<text:soft-page-break/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<text:soft-page-break/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<text:soft-page-break/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<text:soft-page-break/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<text:soft-page-break/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<text:soft-page-break/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<text:soft-page-break/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<text:soft-page-break/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<text:soft-page-break/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<text:soft-page-break/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<text:soft-page-break/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<text:soft-page-break/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<text:soft-page-break/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<text:soft-page-break/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<text:soft-page-break/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<text:soft-page-break/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<text:soft-page-break/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  <text:p text:style-name="P1">#<text:tab/>tools/perf/util/symbol-elf.c</text:p>
      <text:p text:style-name="P1">#<text:tab/>tools/perf/util/symbol-minimal.c</text:p>
      <text:p text:style-name="P1">#<text:tab/>tools/perf/util/symbol.c</text:p>
      <text:p text:style-name="P1">#<text:tab/>tools/perf/util/symbol.h</text:p>
      <text:p text:style-name="P1">#<text:tab/>tools/perf/util/target.c</text:p>
      <text:p text:style-name="P1">#<text:tab/>tools/perf/util/thread.c</text:p>
      <text:p text:style-name="P1">#<text:tab/>tools/perf/util/thread.h</text:p>
      <text:p text:style-name="P1">#<text:tab/>tools/perf/util/thread_map.c</text:p>
      <text:p text:style-name="P1">#<text:tab/>tools/perf/util/thread_map.h</text:p>
      <text:p text:style-name="P1">#<text:tab/>tools/perf/util/tool.h</text:p>
      <text:p text:style-name="P1">#<text:tab/>tools/perf/util/top.h</text:p>
      <text:p text:style-name="P1">#<text:tab/>tools/perf/util/trace-event-info.c</text:p>
      <text:p text:style-name="P1">#<text:tab/>tools/perf/util/trace-event-parse.c</text:p>
      <text:p text:style-name="P1">#<text:tab/>tools/perf/util/trace-event-read.c</text:p>
      <text:p text:style-name="P1">#<text:tab/>tools/perf/util/trace-event-scripting.c</text:p>
      <text:p text:style-name="P1">#<text:tab/>tools/perf/util/trace-event.c</text:p>
      <text:p text:style-name="P1">#<text:tab/>tools/perf/util/trace-event.h</text:p>
      <text:p text:style-name="P1">#<text:tab/>tools/perf/util/tsc.c</text:p>
      <text:p text:style-name="P1">#<text:tab/>tools/perf/util/tsc.h</text:p>
      <text:p text:style-name="P1">#<text:tab/>tools/perf/util/unwind-libdw.c</text:p>
      <text:p text:style-name="P1">#<text:tab/>tools/perf/util/unwind-libdw.h</text:p>
      <text:p text:style-name="P1">#<text:tab/>tools/perf/util/unwind-libunwind.c</text:p>
      <text:p text:style-name="P1">#<text:tab/>tools/perf/util/unwind.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2T11:32:54.078475236</dc:date>
    <meta:editing-duration>PT12H29M34S</meta:editing-duration>
    <meta:editing-cycles>94</meta:editing-cycles>
    <meta:generator>LibreOffice/7.3.3.2$Linux_X86_64 LibreOffice_project/30$Build-2</meta:generator>
    <meta:document-statistic meta:table-count="0" meta:image-count="0" meta:object-count="0" meta:page-count="463" meta:paragraph-count="24064" meta:word-count="48128" meta:character-count="788510" meta:non-whitespace-character-count="764446"/>
  </office:meta>
</office:document-meta>
</file>